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5.66208333333333cm"/>
    </style:style>
    <style:style style:name="co2" style:family="table-column">
      <style:table-column-properties fo:break-before="auto" style:column-width="13.3879166666667cm"/>
    </style:style>
    <style:style style:name="co3" style:family="table-column">
      <style:table-column-properties fo:break-before="auto" style:column-width="5.715cm"/>
    </style:style>
    <style:style style:name="co4" style:family="table-column">
      <style:table-column-properties fo:break-before="auto" style:column-width="2.27541666666667cm"/>
    </style:style>
    <style:style style:name="co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4" table:number-columns-repeated="1017" table:default-cell-style-name="ce1"/>
        <table:table-column table:style-name="co5"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2">
          <table:table-cell office:value-type="string" office:string-value="  &lt;card id=~fcbabd3a-404c-42da-8538-5047f5aae104~ name=~Aether Comp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Frothing Sea). Unique · Artifact · Ship Attachment Tack the Aether Compass when paying to discard or put into play a Control card. Aether Compass produces 3 points of the appropriate skill.~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fcbabd3a-404c-42da-8538-5047f5aae104~ name=~Aether Comp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Frothing Sea). Unique · Artifact · Ship Attachment Tack the Aether Compass when paying to discard or put into play a Control card. Aether Compass produces 3 points of the appropriate skill.~ /&gt;&lt;/card&gt;</text:p>
          </table:table-cell>
          <table:table-cell office:value-type="string" office:string-value=" &lt;Relationship Target=~/cards/ST_aethercompass.jpg~ Id=~Cfcbabd3a-404c-42da-8538-5047f5aae104~ Type=~http://schemas.octgn.org/picture~/&gt;" table:formula="of:=CONCATENATE(&quot; &lt;Relationship Target=~/cards/&quot;;[.D2];&quot;.jpg~ Id=~C&quot;;[.C2];&quot;~ Type=~http://schemas.octgn.org/picture~/&gt;&quot;)" table:style-name="ce1">
            <text:p><text:s/>&lt;Relationship Target=~/cards/ST_aethercompass.jpg~ Id=~Cfcbabd3a-404c-42da-8538-5047f5aae104~ Type=~http://schemas.octgn.org/picture~/&gt;</text:p>
          </table:table-cell>
          <table:table-cell office:value-type="string" table:style-name="ce1">
            <text:p>fcbabd3a-404c-42da-8538-5047f5aae104</text:p>
          </table:table-cell>
          <table:table-cell office:value-type="string" table:style-name="ce1">
            <text:p>ST_aethercompass</text:p>
          </table:table-cell>
          <table:table-cell office:value-type="string" table:style-name="ce1">
            <text:p>Aether Compas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15 Adventuring (8 if completed in Frothing Sea). Unique · Artifact · Ship Attachment Tack the Aether Compass when paying to discard or put into play a Control card. Aether Compass produces 3 points of the appropriate skill.</text:p>
          </table:table-cell>
          <table:table-cell table:number-columns-repeated="16361"/>
        </table:table-row>
        <table:table-row table:style-name="ro2">
          <table:table-cell office:value-type="string" office:string-value="  &lt;card id=~bee44730-7aa2-465b-840b-db647d123344~ name=~Allied Warship~&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Any player in this Sea may discard this card by producing 5 Swashbuckling or Cannon as an action. Act: Tack this card to attach it to a Sea adjacent to this Sea. Act: Tack this card and target an Ally or Prize card in this Sea. Sink that card.~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bee44730-7aa2-465b-840b-db647d123344~ name=~Allied Warship~&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Any player in this Sea may discard this card by producing 5 Swashbuckling or Cannon as an action. Act: Tack this card to attach it to a Sea adjacent to this Sea. Act: Tack this card and target an Ally or Prize card in this Sea. Sink that card.~ /&gt;&lt;/card&gt;</text:p>
          </table:table-cell>
          <table:table-cell office:value-type="string" office:string-value=" &lt;Relationship Target=~/cards/ST_alliedwarship.jpg~ Id=~Cbee44730-7aa2-465b-840b-db647d123344~ Type=~http://schemas.octgn.org/picture~/&gt;" table:formula="of:=CONCATENATE(&quot; &lt;Relationship Target=~/cards/&quot;;[.D3];&quot;.jpg~ Id=~C&quot;;[.C3];&quot;~ Type=~http://schemas.octgn.org/picture~/&gt;&quot;)" table:style-name="ce1">
            <text:p><text:s/>&lt;Relationship Target=~/cards/ST_alliedwarship.jpg~ Id=~Cbee44730-7aa2-465b-840b-db647d123344~ Type=~http://schemas.octgn.org/picture~/&gt;</text:p>
          </table:table-cell>
          <table:table-cell office:value-type="string" table:style-name="ce1">
            <text:p>bee44730-7aa2-465b-840b-db647d123344</text:p>
          </table:table-cell>
          <table:table-cell office:value-type="string" table:style-name="ce1">
            <text:p>ST_alliedwarship</text:p>
          </table:table-cell>
          <table:table-cell office:value-type="string" table:style-name="ce1">
            <text:p>Allied Warship</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Ally Any player in this Sea may discard this card by producing 5 Swashbuckling or Cannon as an action. Act: Tack this card to attach it to a Sea adjacent to this Sea. Act: Tack this card and target an Ally or Prize card in this Sea. Sink that card.</text:p>
          </table:table-cell>
          <table:table-cell table:number-columns-repeated="16361"/>
        </table:table-row>
        <table:table-row table:style-name="ro2">
          <table:table-cell office:value-type="string" office:string-value="  &lt;card id=~29554f39-a398-4604-b8a1-54f49436e257~ name=~Allow M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another player is suffering Hits. They suffer 2 fewer Hits (minimum 0). This card attaches to one of your Heroic crew. This Attachment gives a +1 Swashbuckling.~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29554f39-a398-4604-b8a1-54f49436e257~ name=~Allow M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another player is suffering Hits. They suffer 2 fewer Hits (minimum 0). This card attaches to one of your Heroic crew. This Attachment gives a +1 Swashbuckling.~ /&gt;&lt;/card&gt;</text:p>
          </table:table-cell>
          <table:table-cell office:value-type="string" office:string-value=" &lt;Relationship Target=~/cards/ST_allowme.jpg~ Id=~C29554f39-a398-4604-b8a1-54f49436e257~ Type=~http://schemas.octgn.org/picture~/&gt;" table:formula="of:=CONCATENATE(&quot; &lt;Relationship Target=~/cards/&quot;;[.D4];&quot;.jpg~ Id=~C&quot;;[.C4];&quot;~ Type=~http://schemas.octgn.org/picture~/&gt;&quot;)" table:style-name="ce1">
            <text:p><text:s/>&lt;Relationship Target=~/cards/ST_allowme.jpg~ Id=~C29554f39-a398-4604-b8a1-54f49436e257~ Type=~http://schemas.octgn.org/picture~/&gt;</text:p>
          </table:table-cell>
          <table:table-cell office:value-type="string" table:style-name="ce1">
            <text:p>29554f39-a398-4604-b8a1-54f49436e257</text:p>
          </table:table-cell>
          <table:table-cell office:value-type="string" table:style-name="ce1">
            <text:p>ST_allowme</text:p>
          </table:table-cell>
          <table:table-cell office:value-type="string" table:style-name="ce1">
            <text:p>Allow M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React: Play when another player is suffering Hits. They suffer 2 fewer Hits (minimum 0). This card attaches to one of your Heroic crew. This Attachment gives a +1 Swashbuckling.</text:p>
          </table:table-cell>
          <table:table-cell table:number-columns-repeated="16361"/>
        </table:table-row>
        <table:table-row table:style-name="ro2">
          <table:table-cell office:value-type="string" office:string-value="  &lt;card id=~7f7d5bd8-f655-4db0-a858-69be8b1a6abb~ name=~Ambroise Praisse du Richetoiss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Montaigne~ /&gt;&lt;property name=~Text~ value=~Loyal · Swordsman +1 · Porte 1 Ambroise has -1 Cannon for every Porte card you attach to him. You may not attach a Porte card to Ambroise if his Cannon is less than 1.~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7f7d5bd8-f655-4db0-a858-69be8b1a6abb~ name=~Ambroise Praisse du Richetoiss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Montaigne~ /&gt;&lt;property name=~Text~ value=~Loyal · Swordsman +1 · Porte 1 Ambroise has -1 Cannon for every Porte card you attach to him. You may not attach a Porte card to Ambroise if his Cannon is less than 1.~ /&gt;&lt;/card&gt;</text:p>
          </table:table-cell>
          <table:table-cell office:value-type="string" office:string-value=" &lt;Relationship Target=~/cards/ST_ambroisepraissedurichetoisse.jpg~ Id=~C7f7d5bd8-f655-4db0-a858-69be8b1a6abb~ Type=~http://schemas.octgn.org/picture~/&gt;" table:formula="of:=CONCATENATE(&quot; &lt;Relationship Target=~/cards/&quot;;[.D5];&quot;.jpg~ Id=~C&quot;;[.C5];&quot;~ Type=~http://schemas.octgn.org/picture~/&gt;&quot;)" table:style-name="ce1">
            <text:p><text:s/>&lt;Relationship Target=~/cards/ST_ambroisepraissedurichetoisse.jpg~ Id=~C7f7d5bd8-f655-4db0-a858-69be8b1a6abb~ Type=~http://schemas.octgn.org/picture~/&gt;</text:p>
          </table:table-cell>
          <table:table-cell office:value-type="string" table:style-name="ce1">
            <text:p>7f7d5bd8-f655-4db0-a858-69be8b1a6abb</text:p>
          </table:table-cell>
          <table:table-cell office:value-type="string" table:style-name="ce1">
            <text:p>ST_ambroisepraissedurichetoisse</text:p>
          </table:table-cell>
          <table:table-cell office:value-type="string" table:style-name="ce1">
            <text:p>Ambroise Praisse du Richetoisse</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Loyal · Swordsman +1 · Porte 1 Ambroise has -1 Cannon for every Porte card you attach to him. You may not attach a Porte card to Ambroise if his Cannon is less than 1.</text:p>
          </table:table-cell>
          <table:table-cell table:number-columns-repeated="16361"/>
        </table:table-row>
        <table:table-row table:style-name="ro2">
          <table:table-cell office:value-type="string" office:string-value="  &lt;card id=~41417943-94f1-4b46-b3a5-f94c7c396256~ name=~Arnlaug Rijs Bragis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Vesten~ /&gt;&lt;property name=~Text~ value=~Gunner React: Tack Arnlaug instead of performing a Boarding Attack. Discard the top card of your deck. If the Boarding Attack on the discard is a Thrust or Dagger, Arnlaug inflicts 3 Hits on the other Ship in the Boarding.~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41417943-94f1-4b46-b3a5-f94c7c396256~ name=~Arnlaug Rijs Bragis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Vesten~ /&gt;&lt;property name=~Text~ value=~Gunner React: Tack Arnlaug instead of performing a Boarding Attack. Discard the top card of your deck. If the Boarding Attack on the discard is a Thrust or Dagger, Arnlaug inflicts 3 Hits on the other Ship in the Boarding.~ /&gt;&lt;/card&gt;</text:p>
          </table:table-cell>
          <table:table-cell office:value-type="string" office:string-value=" &lt;Relationship Target=~/cards/ST_arnlaugrijsbragison.jpg~ Id=~C41417943-94f1-4b46-b3a5-f94c7c396256~ Type=~http://schemas.octgn.org/picture~/&gt;" table:formula="of:=CONCATENATE(&quot; &lt;Relationship Target=~/cards/&quot;;[.D6];&quot;.jpg~ Id=~C&quot;;[.C6];&quot;~ Type=~http://schemas.octgn.org/picture~/&gt;&quot;)" table:style-name="ce1">
            <text:p><text:s/>&lt;Relationship Target=~/cards/ST_arnlaugrijsbragison.jpg~ Id=~C41417943-94f1-4b46-b3a5-f94c7c396256~ Type=~http://schemas.octgn.org/picture~/&gt;</text:p>
          </table:table-cell>
          <table:table-cell office:value-type="string" table:style-name="ce1">
            <text:p>41417943-94f1-4b46-b3a5-f94c7c396256</text:p>
          </table:table-cell>
          <table:table-cell office:value-type="string" table:style-name="ce1">
            <text:p>ST_arnlaugrijsbragison</text:p>
          </table:table-cell>
          <table:table-cell office:value-type="string" table:style-name="ce1">
            <text:p>Arnlaug Rijs Bragiso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Gunner React: Tack Arnlaug instead of performing a Boarding Attack. Discard the top card of your deck. If the Boarding Attack on the discard is a Thrust or Dagger, Arnlaug inflicts 3 Hits on the other Ship in the Boarding.</text:p>
          </table:table-cell>
          <table:table-cell table:number-columns-repeated="16361"/>
        </table:table-row>
        <table:table-row table:style-name="ro2">
          <table:table-cell office:value-type="string" office:string-value="  &lt;card id=~abfa8c30-35c3-4017-8e9b-2a9129cdc5c9~ name=~Barcino Fortres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Frothing Sea and you have The River in play). crew Attachment: +4 Cannon.~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abfa8c30-35c3-4017-8e9b-2a9129cdc5c9~ name=~Barcino Fortres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Frothing Sea and you have The River in play). crew Attachment: +4 Cannon.~ /&gt;&lt;/card&gt;</text:p>
          </table:table-cell>
          <table:table-cell office:value-type="string" office:string-value=" &lt;Relationship Target=~/cards/ST_barcinofortress.jpg~ Id=~Cabfa8c30-35c3-4017-8e9b-2a9129cdc5c9~ Type=~http://schemas.octgn.org/picture~/&gt;" table:formula="of:=CONCATENATE(&quot; &lt;Relationship Target=~/cards/&quot;;[.D7];&quot;.jpg~ Id=~C&quot;;[.C7];&quot;~ Type=~http://schemas.octgn.org/picture~/&gt;&quot;)" table:style-name="ce1">
            <text:p><text:s/>&lt;Relationship Target=~/cards/ST_barcinofortress.jpg~ Id=~Cabfa8c30-35c3-4017-8e9b-2a9129cdc5c9~ Type=~http://schemas.octgn.org/picture~/&gt;</text:p>
          </table:table-cell>
          <table:table-cell office:value-type="string" table:style-name="ce1">
            <text:p>abfa8c30-35c3-4017-8e9b-2a9129cdc5c9</text:p>
          </table:table-cell>
          <table:table-cell office:value-type="string" table:style-name="ce1">
            <text:p>ST_barcinofortress</text:p>
          </table:table-cell>
          <table:table-cell office:value-type="string" table:style-name="ce1">
            <text:p>Barcino Fortress</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2 if completed in the Frothing Sea and you have The River in play). crew Attachment: +4 Cannon.</text:p>
          </table:table-cell>
          <table:table-cell table:number-columns-repeated="16361"/>
        </table:table-row>
        <table:table-row table:style-name="ro2">
          <table:table-cell office:value-type="string" office:string-value="  &lt;card id=~d2f2aa0c-8438-4f39-bc28-a9c7c3a3553a~ name=~Barnacles~&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ther players may not use the Free Move ability listed on their Ship cards for the remainder of the turn.~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d2f2aa0c-8438-4f39-bc28-a9c7c3a3553a~ name=~Barnacles~&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ther players may not use the Free Move ability listed on their Ship cards for the remainder of the turn.~ /&gt;&lt;/card&gt;</text:p>
          </table:table-cell>
          <table:table-cell office:value-type="string" office:string-value=" &lt;Relationship Target=~/cards/ST_barnacles.jpg~ Id=~Cd2f2aa0c-8438-4f39-bc28-a9c7c3a3553a~ Type=~http://schemas.octgn.org/picture~/&gt;" table:formula="of:=CONCATENATE(&quot; &lt;Relationship Target=~/cards/&quot;;[.D8];&quot;.jpg~ Id=~C&quot;;[.C8];&quot;~ Type=~http://schemas.octgn.org/picture~/&gt;&quot;)" table:style-name="ce1">
            <text:p><text:s/>&lt;Relationship Target=~/cards/ST_barnacles.jpg~ Id=~Cd2f2aa0c-8438-4f39-bc28-a9c7c3a3553a~ Type=~http://schemas.octgn.org/picture~/&gt;</text:p>
          </table:table-cell>
          <table:table-cell office:value-type="string" table:style-name="ce1">
            <text:p>d2f2aa0c-8438-4f39-bc28-a9c7c3a3553a</text:p>
          </table:table-cell>
          <table:table-cell office:value-type="string" table:style-name="ce1">
            <text:p>ST_barnacles</text:p>
          </table:table-cell>
          <table:table-cell office:value-type="string" table:style-name="ce1">
            <text:p>Barnacles</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ther players may not use the Free Move ability listed on their Ship cards for the remainder of the turn.</text:p>
          </table:table-cell>
          <table:table-cell table:number-columns-repeated="16361"/>
        </table:table-row>
        <table:table-row table:style-name="ro2">
          <table:table-cell office:value-type="string" office:string-value="  &lt;card id=~aff2ef02-0d98-4ab5-b305-406f151079c1~ name=~Basic Swordsmanship~&gt;&lt;property name=~Rarity~ value=~C~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not be attached to a crew which has the Swordsman trait. This crew gains the Swordsman +1 trait (This crew inflicts 1 extra Hit during Boarding Attacks.)~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aff2ef02-0d98-4ab5-b305-406f151079c1~ name=~Basic Swordsmanship~&gt;&lt;property name=~Rarity~ value=~C~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not be attached to a crew which has the Swordsman trait. This crew gains the Swordsman +1 trait (This crew inflicts 1 extra Hit during Boarding Attacks.)~ /&gt;&lt;/card&gt;</text:p>
          </table:table-cell>
          <table:table-cell office:value-type="string" office:string-value=" &lt;Relationship Target=~/cards/ST_basicswordsmanship.jpg~ Id=~Caff2ef02-0d98-4ab5-b305-406f151079c1~ Type=~http://schemas.octgn.org/picture~/&gt;" table:formula="of:=CONCATENATE(&quot; &lt;Relationship Target=~/cards/&quot;;[.D9];&quot;.jpg~ Id=~C&quot;;[.C9];&quot;~ Type=~http://schemas.octgn.org/picture~/&gt;&quot;)" table:style-name="ce1">
            <text:p><text:s/>&lt;Relationship Target=~/cards/ST_basicswordsmanship.jpg~ Id=~Caff2ef02-0d98-4ab5-b305-406f151079c1~ Type=~http://schemas.octgn.org/picture~/&gt;</text:p>
          </table:table-cell>
          <table:table-cell office:value-type="string" table:style-name="ce1">
            <text:p>aff2ef02-0d98-4ab5-b305-406f151079c1</text:p>
          </table:table-cell>
          <table:table-cell office:value-type="string" table:style-name="ce1">
            <text:p>ST_basicswordsmanship</text:p>
          </table:table-cell>
          <table:table-cell office:value-type="string" table:style-name="ce1">
            <text:p>Basic Swordsmanship</text:p>
          </table:table-cell>
          <table:table-cell office:value-type="string" table:style-name="ce1">
            <text:p>C</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This card may not be attached to a crew which has the Swordsman trait. This crew gains the Swordsman +1 trait (This crew inflicts 1 extra Hit during Boarding Attacks.)</text:p>
          </table:table-cell>
          <table:table-cell table:number-columns-repeated="16361"/>
        </table:table-row>
        <table:table-row table:style-name="ro2">
          <table:table-cell office:value-type="string" office:string-value="  &lt;card id=~6eef89c1-4363-4036-94f9-e3b70d211033~ name=~Blows Up In Your Fac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n Attachment and is inflicting Hits on you. Reduce the Hits inflicted to zero. Target and discard that Attachment and all cards attached to that crew with the same title.~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6eef89c1-4363-4036-94f9-e3b70d211033~ name=~Blows Up In Your Fac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n Attachment and is inflicting Hits on you. Reduce the Hits inflicted to zero. Target and discard that Attachment and all cards attached to that crew with the same title.~ /&gt;&lt;/card&gt;</text:p>
          </table:table-cell>
          <table:table-cell office:value-type="string" office:string-value=" &lt;Relationship Target=~/cards/ST_blowsupinyourface.jpg~ Id=~C6eef89c1-4363-4036-94f9-e3b70d211033~ Type=~http://schemas.octgn.org/picture~/&gt;" table:formula="of:=CONCATENATE(&quot; &lt;Relationship Target=~/cards/&quot;;[.D10];&quot;.jpg~ Id=~C&quot;;[.C10];&quot;~ Type=~http://schemas.octgn.org/picture~/&gt;&quot;)" table:style-name="ce1">
            <text:p><text:s/>&lt;Relationship Target=~/cards/ST_blowsupinyourface.jpg~ Id=~C6eef89c1-4363-4036-94f9-e3b70d211033~ Type=~http://schemas.octgn.org/picture~/&gt;</text:p>
          </table:table-cell>
          <table:table-cell office:value-type="string" table:style-name="ce1">
            <text:p>6eef89c1-4363-4036-94f9-e3b70d211033</text:p>
          </table:table-cell>
          <table:table-cell office:value-type="string" table:style-name="ce1">
            <text:p>ST_blowsupinyourface</text:p>
          </table:table-cell>
          <table:table-cell office:value-type="string" table:style-name="ce1">
            <text:p>Blows Up In Your Fac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 player tacks an Attachment and is inflicting Hits on you. Reduce the Hits inflicted to zero. Target and discard that Attachment and all cards attached to that crew with the same title.</text:p>
          </table:table-cell>
          <table:table-cell table:number-columns-repeated="16361"/>
        </table:table-row>
        <table:table-row table:style-name="ro2">
          <table:table-cell office:value-type="string" office:string-value="  &lt;card id=~44d63775-2fcc-4dca-aba4-b15266c47aa3~ name=~Boarded By Skeletons~&gt;&lt;property name=~Rarity~ value=~R~ /&gt;&lt;property name=~Type~ value=~actions~ /&gt;&lt;property name=~Cost~ value=~~ /&gt;&lt;property name=~Cost Type~ value=~~ /&gt;&lt;property name=~Cancel~ value=~M+0~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Trade Sea. Inflict 3 Hits on that Ship.~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44d63775-2fcc-4dca-aba4-b15266c47aa3~ name=~Boarded By Skeletons~&gt;&lt;property name=~Rarity~ value=~R~ /&gt;&lt;property name=~Type~ value=~actions~ /&gt;&lt;property name=~Cost~ value=~~ /&gt;&lt;property name=~Cost Type~ value=~~ /&gt;&lt;property name=~Cancel~ value=~M+0~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Trade Sea. Inflict 3 Hits on that Ship.~ /&gt;&lt;/card&gt;</text:p>
          </table:table-cell>
          <table:table-cell office:value-type="string" office:string-value=" &lt;Relationship Target=~/cards/ST_boardedbyskeletons.jpg~ Id=~C44d63775-2fcc-4dca-aba4-b15266c47aa3~ Type=~http://schemas.octgn.org/picture~/&gt;" table:formula="of:=CONCATENATE(&quot; &lt;Relationship Target=~/cards/&quot;;[.D11];&quot;.jpg~ Id=~C&quot;;[.C11];&quot;~ Type=~http://schemas.octgn.org/picture~/&gt;&quot;)" table:style-name="ce1">
            <text:p><text:s/>&lt;Relationship Target=~/cards/ST_boardedbyskeletons.jpg~ Id=~C44d63775-2fcc-4dca-aba4-b15266c47aa3~ Type=~http://schemas.octgn.org/picture~/&gt;</text:p>
          </table:table-cell>
          <table:table-cell office:value-type="string" table:style-name="ce1">
            <text:p>44d63775-2fcc-4dca-aba4-b15266c47aa3</text:p>
          </table:table-cell>
          <table:table-cell office:value-type="string" table:style-name="ce1">
            <text:p>ST_boardedbyskeletons</text:p>
          </table:table-cell>
          <table:table-cell office:value-type="string" table:style-name="ce1">
            <text:p>Boarded By Skeletons</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string" table:style-name="ce1">
            <text:p>M+0</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Ship in the Trade Sea. Inflict 3 Hits on that Ship.</text:p>
          </table:table-cell>
          <table:table-cell table:number-columns-repeated="16361"/>
        </table:table-row>
        <table:table-row table:style-name="ro2">
          <table:table-cell office:value-type="string" office:string-value="  &lt;card id=~318e5c91-2b55-479e-aa49-4a3975f10252~ name=~Botas Roja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Castille~ /&gt;&lt;property name=~Text~ value=~When Botas tacks to absorb hits, he absorbs 2 extra hits.~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318e5c91-2b55-479e-aa49-4a3975f10252~ name=~Botas Roja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Castille~ /&gt;&lt;property name=~Text~ value=~When Botas tacks to absorb hits, he absorbs 2 extra hits.~ /&gt;&lt;/card&gt;</text:p>
          </table:table-cell>
          <table:table-cell office:value-type="string" office:string-value=" &lt;Relationship Target=~/cards/ST_botasrojas.jpg~ Id=~C318e5c91-2b55-479e-aa49-4a3975f10252~ Type=~http://schemas.octgn.org/picture~/&gt;" table:formula="of:=CONCATENATE(&quot; &lt;Relationship Target=~/cards/&quot;;[.D12];&quot;.jpg~ Id=~C&quot;;[.C12];&quot;~ Type=~http://schemas.octgn.org/picture~/&gt;&quot;)" table:style-name="ce1">
            <text:p><text:s/>&lt;Relationship Target=~/cards/ST_botasrojas.jpg~ Id=~C318e5c91-2b55-479e-aa49-4a3975f10252~ Type=~http://schemas.octgn.org/picture~/&gt;</text:p>
          </table:table-cell>
          <table:table-cell office:value-type="string" table:style-name="ce1">
            <text:p>318e5c91-2b55-479e-aa49-4a3975f10252</text:p>
          </table:table-cell>
          <table:table-cell office:value-type="string" table:style-name="ce1">
            <text:p>ST_botasrojas</text:p>
          </table:table-cell>
          <table:table-cell office:value-type="string" table:style-name="ce1">
            <text:p>Botas Roja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When Botas tacks to absorb hits, he absorbs 2 extra hits.</text:p>
          </table:table-cell>
          <table:table-cell table:number-columns-repeated="16361"/>
        </table:table-row>
        <table:table-row table:style-name="ro2">
          <table:table-cell office:value-type="string" office:string-value="  &lt;card id=~0a30c347-846f-4b64-865d-fd3e919a1e45~ name=~Castillian Navy~&gt;&lt;property name=~Rarity~ value=~U~ /&gt;&lt;property name=~Type~ value=~attachments~ /&gt;&lt;property name=~Cost~ value=~11~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0a30c347-846f-4b64-865d-fd3e919a1e45~ name=~Castillian Navy~&gt;&lt;property name=~Rarity~ value=~U~ /&gt;&lt;property name=~Type~ value=~attachments~ /&gt;&lt;property name=~Cost~ value=~11~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 /&gt;&lt;/card&gt;</text:p>
          </table:table-cell>
          <table:table-cell office:value-type="string" office:string-value=" &lt;Relationship Target=~/cards/ST_castilliannavy.jpg~ Id=~C0a30c347-846f-4b64-865d-fd3e919a1e45~ Type=~http://schemas.octgn.org/picture~/&gt;" table:formula="of:=CONCATENATE(&quot; &lt;Relationship Target=~/cards/&quot;;[.D13];&quot;.jpg~ Id=~C&quot;;[.C13];&quot;~ Type=~http://schemas.octgn.org/picture~/&gt;&quot;)" table:style-name="ce1">
            <text:p><text:s/>&lt;Relationship Target=~/cards/ST_castilliannavy.jpg~ Id=~C0a30c347-846f-4b64-865d-fd3e919a1e45~ Type=~http://schemas.octgn.org/picture~/&gt;</text:p>
          </table:table-cell>
          <table:table-cell office:value-type="string" table:style-name="ce1">
            <text:p>0a30c347-846f-4b64-865d-fd3e919a1e45</text:p>
          </table:table-cell>
          <table:table-cell office:value-type="string" table:style-name="ce1">
            <text:p>ST_castilliannavy</text:p>
          </table:table-cell>
          <table:table-cell office:value-type="string" table:style-name="ce1">
            <text:p>Castillian Navy</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C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text:p>
          </table:table-cell>
          <table:table-cell table:number-columns-repeated="16361"/>
        </table:table-row>
        <table:table-row table:style-name="ro2">
          <table:table-cell office:value-type="string" office:string-value="  &lt;card id=~668b976a-da93-4724-8994-64444f852654~ name=~Challenge to a Duel~&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668b976a-da93-4724-8994-64444f852654~ name=~Challenge to a Duel~&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 /&gt;&lt;/card&gt;</text:p>
          </table:table-cell>
          <table:table-cell office:value-type="string" office:string-value=" &lt;Relationship Target=~/cards/ST_challengetoaduel.jpg~ Id=~C668b976a-da93-4724-8994-64444f852654~ Type=~http://schemas.octgn.org/picture~/&gt;" table:formula="of:=CONCATENATE(&quot; &lt;Relationship Target=~/cards/&quot;;[.D14];&quot;.jpg~ Id=~C&quot;;[.C14];&quot;~ Type=~http://schemas.octgn.org/picture~/&gt;&quot;)" table:style-name="ce1">
            <text:p><text:s/>&lt;Relationship Target=~/cards/ST_challengetoaduel.jpg~ Id=~C668b976a-da93-4724-8994-64444f852654~ Type=~http://schemas.octgn.org/picture~/&gt;</text:p>
          </table:table-cell>
          <table:table-cell office:value-type="string" table:style-name="ce1">
            <text:p>668b976a-da93-4724-8994-64444f852654</text:p>
          </table:table-cell>
          <table:table-cell office:value-type="string" table:style-name="ce1">
            <text:p>ST_challengetoaduel</text:p>
          </table:table-cell>
          <table:table-cell office:value-type="string" table:style-name="ce1">
            <text:p>Challenge to a Duel</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text:p>
          </table:table-cell>
          <table:table-cell table:number-columns-repeated="16361"/>
        </table:table-row>
        <table:table-row table:style-name="ro2">
          <table:table-cell office:value-type="string" office:string-value="  &lt;card id=~2f59aa8a-0cec-4272-ab58-194740ea5738~ name=~Cheap Cutlass~&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Cutlass when this crew inflicts Hits with a Boarding Attack. This crew inflicts 2 extra Hits.~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2f59aa8a-0cec-4272-ab58-194740ea5738~ name=~Cheap Cutlass~&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Cutlass when this crew inflicts Hits with a Boarding Attack. This crew inflicts 2 extra Hits.~ /&gt;&lt;/card&gt;</text:p>
          </table:table-cell>
          <table:table-cell office:value-type="string" office:string-value=" &lt;Relationship Target=~/cards/ST_cheapcutlass.jpg~ Id=~C2f59aa8a-0cec-4272-ab58-194740ea5738~ Type=~http://schemas.octgn.org/picture~/&gt;" table:formula="of:=CONCATENATE(&quot; &lt;Relationship Target=~/cards/&quot;;[.D15];&quot;.jpg~ Id=~C&quot;;[.C15];&quot;~ Type=~http://schemas.octgn.org/picture~/&gt;&quot;)" table:style-name="ce1">
            <text:p><text:s/>&lt;Relationship Target=~/cards/ST_cheapcutlass.jpg~ Id=~C2f59aa8a-0cec-4272-ab58-194740ea5738~ Type=~http://schemas.octgn.org/picture~/&gt;</text:p>
          </table:table-cell>
          <table:table-cell office:value-type="string" table:style-name="ce1">
            <text:p>2f59aa8a-0cec-4272-ab58-194740ea5738</text:p>
          </table:table-cell>
          <table:table-cell office:value-type="string" table:style-name="ce1">
            <text:p>ST_cheapcutlass</text:p>
          </table:table-cell>
          <table:table-cell office:value-type="string" table:style-name="ce1">
            <text:p>Cheap Cutlass</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Cheap Discard Cheap Cutlass when this crew inflicts Hits with a Boarding Attack. This crew inflicts 2 extra Hits.</text:p>
          </table:table-cell>
          <table:table-cell table:number-columns-repeated="16361"/>
        </table:table-row>
        <table:table-row table:style-name="ro2">
          <table:table-cell office:value-type="string" office:string-value="  &lt;card id=~f70583c9-7766-495e-906d-9fe347d97798~ name=~Cheap Tool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Tools when this crew tacks to pay an Adeventuring cost. The crew produces 3 extra Adventuring.~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f70583c9-7766-495e-906d-9fe347d97798~ name=~Cheap Tool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Tools when this crew tacks to pay an Adeventuring cost. The crew produces 3 extra Adventuring.~ /&gt;&lt;/card&gt;</text:p>
          </table:table-cell>
          <table:table-cell office:value-type="string" office:string-value=" &lt;Relationship Target=~/cards/ST_cheaptools.jpg~ Id=~Cf70583c9-7766-495e-906d-9fe347d97798~ Type=~http://schemas.octgn.org/picture~/&gt;" table:formula="of:=CONCATENATE(&quot; &lt;Relationship Target=~/cards/&quot;;[.D16];&quot;.jpg~ Id=~C&quot;;[.C16];&quot;~ Type=~http://schemas.octgn.org/picture~/&gt;&quot;)" table:style-name="ce1">
            <text:p><text:s/>&lt;Relationship Target=~/cards/ST_cheaptools.jpg~ Id=~Cf70583c9-7766-495e-906d-9fe347d97798~ Type=~http://schemas.octgn.org/picture~/&gt;</text:p>
          </table:table-cell>
          <table:table-cell office:value-type="string" table:style-name="ce1">
            <text:p>f70583c9-7766-495e-906d-9fe347d97798</text:p>
          </table:table-cell>
          <table:table-cell office:value-type="string" table:style-name="ce1">
            <text:p>ST_cheaptools</text:p>
          </table:table-cell>
          <table:table-cell office:value-type="string" table:style-name="ce1">
            <text:p>Cheap Tools</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Cheap Discard Cheap Tools when this crew tacks to pay an Adeventuring cost. The crew produces 3 extra Adventuring.</text:p>
          </table:table-cell>
          <table:table-cell table:number-columns-repeated="16361"/>
        </table:table-row>
        <table:table-row table:style-name="ro2">
          <table:table-cell office:value-type="string" office:string-value="  &lt;card id=~608e8b48-f4d9-41f7-b082-e9f6c0e33359~ name=~Coastal Patrols~&gt;&lt;property name=~Rarity~ value=~U~ /&gt;&lt;property name=~Type~ value=~attachments~ /&gt;&lt;property name=~Cost~ value=~1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608e8b48-f4d9-41f7-b082-e9f6c0e33359~ name=~Coastal Patrols~&gt;&lt;property name=~Rarity~ value=~U~ /&gt;&lt;property name=~Type~ value=~attachments~ /&gt;&lt;property name=~Cost~ value=~1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 /&gt;&lt;/card&gt;</text:p>
          </table:table-cell>
          <table:table-cell office:value-type="string" office:string-value=" &lt;Relationship Target=~/cards/ST_coastalpatrols.jpg~ Id=~C608e8b48-f4d9-41f7-b082-e9f6c0e33359~ Type=~http://schemas.octgn.org/picture~/&gt;" table:formula="of:=CONCATENATE(&quot; &lt;Relationship Target=~/cards/&quot;;[.D17];&quot;.jpg~ Id=~C&quot;;[.C17];&quot;~ Type=~http://schemas.octgn.org/picture~/&gt;&quot;)" table:style-name="ce1">
            <text:p><text:s/>&lt;Relationship Target=~/cards/ST_coastalpatrols.jpg~ Id=~C608e8b48-f4d9-41f7-b082-e9f6c0e33359~ Type=~http://schemas.octgn.org/picture~/&gt;</text:p>
          </table:table-cell>
          <table:table-cell office:value-type="string" table:style-name="ce1">
            <text:p>608e8b48-f4d9-41f7-b082-e9f6c0e33359</text:p>
          </table:table-cell>
          <table:table-cell office:value-type="string" table:style-name="ce1">
            <text:p>ST_coastalpatrols</text:p>
          </table:table-cell>
          <table:table-cell office:value-type="string" table:style-name="ce1">
            <text:p>Coastal Patrol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text:p>
          </table:table-cell>
          <table:table-cell table:number-columns-repeated="16361"/>
        </table:table-row>
        <table:table-row table:style-name="ro2">
          <table:table-cell office:value-type="string" office:string-value="  &lt;card id=~edb488f6-d4df-4ced-bd81-cd3e8d74997c~ name=~Connor Lynch~&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4~ /&gt;&lt;property name=~Crew Max~ value=~~ /&gt;&lt;property name=~Move Cost~ value=~~ /&gt;&lt;property name=~Faction~ value=~Gosse's Gentlemen~ /&gt;&lt;property name=~Text~ value=~Heroic · Swordsman +1~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db488f6-d4df-4ced-bd81-cd3e8d74997c~ name=~Connor Lynch~&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4~ /&gt;&lt;property name=~Crew Max~ value=~~ /&gt;&lt;property name=~Move Cost~ value=~~ /&gt;&lt;property name=~Faction~ value=~Gosse's Gentlemen~ /&gt;&lt;property name=~Text~ value=~Heroic · Swordsman +1~ /&gt;&lt;/card&gt;</text:p>
          </table:table-cell>
          <table:table-cell office:value-type="string" office:string-value=" &lt;Relationship Target=~/cards/ST_connorlynch.jpg~ Id=~Cedb488f6-d4df-4ced-bd81-cd3e8d74997c~ Type=~http://schemas.octgn.org/picture~/&gt;" table:formula="of:=CONCATENATE(&quot; &lt;Relationship Target=~/cards/&quot;;[.D18];&quot;.jpg~ Id=~C&quot;;[.C18];&quot;~ Type=~http://schemas.octgn.org/picture~/&gt;&quot;)" table:style-name="ce1">
            <text:p><text:s/>&lt;Relationship Target=~/cards/ST_connorlynch.jpg~ Id=~Cedb488f6-d4df-4ced-bd81-cd3e8d74997c~ Type=~http://schemas.octgn.org/picture~/&gt;</text:p>
          </table:table-cell>
          <table:table-cell office:value-type="string" table:style-name="ce1">
            <text:p>edb488f6-d4df-4ced-bd81-cd3e8d74997c</text:p>
          </table:table-cell>
          <table:table-cell office:value-type="string" table:style-name="ce1">
            <text:p>ST_connorlynch</text:p>
          </table:table-cell>
          <table:table-cell office:value-type="string" table:style-name="ce1">
            <text:p>Connor Lynch</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Heroic · Swordsman +1</text:p>
          </table:table-cell>
          <table:table-cell table:number-columns-repeated="16361"/>
        </table:table-row>
        <table:table-row table:style-name="ro2">
          <table:table-cell office:value-type="string" office:string-value="  &lt;card id=~6b6168fc-7985-4adf-8695-780c310fa2ab~ name=~Corsairs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 Unique · Figurehead Act: Tack the Figurehead while you have 3 or more completed adventures in play to look at the top card of your deck. You may put it back on top of your deck or discard it.~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b6168fc-7985-4adf-8695-780c310fa2ab~ name=~Corsairs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 Unique · Figurehead Act: Tack the Figurehead while you have 3 or more completed adventures in play to look at the top card of your deck. You may put it back on top of your deck or discard it.~ /&gt;&lt;/card&gt;</text:p>
          </table:table-cell>
          <table:table-cell office:value-type="string" office:string-value=" &lt;Relationship Target=~/cards/ST_corsairsfigurehead.jpg~ Id=~C6b6168fc-7985-4adf-8695-780c310fa2ab~ Type=~http://schemas.octgn.org/picture~/&gt;" table:formula="of:=CONCATENATE(&quot; &lt;Relationship Target=~/cards/&quot;;[.D19];&quot;.jpg~ Id=~C&quot;;[.C19];&quot;~ Type=~http://schemas.octgn.org/picture~/&gt;&quot;)" table:style-name="ce1">
            <text:p><text:s/>&lt;Relationship Target=~/cards/ST_corsairsfigurehead.jpg~ Id=~C6b6168fc-7985-4adf-8695-780c310fa2ab~ Type=~http://schemas.octgn.org/picture~/&gt;</text:p>
          </table:table-cell>
          <table:table-cell office:value-type="string" table:style-name="ce1">
            <text:p>6b6168fc-7985-4adf-8695-780c310fa2ab</text:p>
          </table:table-cell>
          <table:table-cell office:value-type="string" table:style-name="ce1">
            <text:p>ST_corsairsfigurehead</text:p>
          </table:table-cell>
          <table:table-cell office:value-type="string" table:style-name="ce1">
            <text:p>Corsairs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 Ship Attachment · Unique · Figurehead Act: Tack the Figurehead while you have 3 or more completed adventures in play to look at the top card of your deck. You may put it back on top of your deck or discard it.</text:p>
          </table:table-cell>
          <table:table-cell table:number-columns-repeated="16361"/>
        </table:table-row>
        <table:table-row table:style-name="ro2">
          <table:table-cell office:value-type="string" office:string-value="  &lt;card id=~3c4eae3e-e696-4e53-a128-a694ccbfc7e4~ name=~Crescent Treasures~&gt;&lt;property name=~Rarity~ value=~U~ /&gt;&lt;property name=~Type~ value=~attachments~ /&gt;&lt;property name=~Cost~ value=~1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3c4eae3e-e696-4e53-a128-a694ccbfc7e4~ name=~Crescent Treasures~&gt;&lt;property name=~Rarity~ value=~U~ /&gt;&lt;property name=~Type~ value=~attachments~ /&gt;&lt;property name=~Cost~ value=~1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 /&gt;&lt;/card&gt;</text:p>
          </table:table-cell>
          <table:table-cell office:value-type="string" office:string-value=" &lt;Relationship Target=~/cards/ST_crescenttreasures.jpg~ Id=~C3c4eae3e-e696-4e53-a128-a694ccbfc7e4~ Type=~http://schemas.octgn.org/picture~/&gt;" table:formula="of:=CONCATENATE(&quot; &lt;Relationship Target=~/cards/&quot;;[.D20];&quot;.jpg~ Id=~C&quot;;[.C20];&quot;~ Type=~http://schemas.octgn.org/picture~/&gt;&quot;)" table:style-name="ce1">
            <text:p><text:s/>&lt;Relationship Target=~/cards/ST_crescenttreasures.jpg~ Id=~C3c4eae3e-e696-4e53-a128-a694ccbfc7e4~ Type=~http://schemas.octgn.org/picture~/&gt;</text:p>
          </table:table-cell>
          <table:table-cell office:value-type="string" table:style-name="ce1">
            <text:p>3c4eae3e-e696-4e53-a128-a694ccbfc7e4</text:p>
          </table:table-cell>
          <table:table-cell office:value-type="string" table:style-name="ce1">
            <text:p>ST_crescenttreasures</text:p>
          </table:table-cell>
          <table:table-cell office:value-type="string" table:style-name="ce1">
            <text:p>Crescent Treasure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text:p>
          </table:table-cell>
          <table:table-cell table:number-columns-repeated="16361"/>
        </table:table-row>
        <table:table-row table:style-name="ro2">
          <table:table-cell office:value-type="string" office:string-value="  &lt;card id=~681ed060-50b6-4f11-bf74-b36e5d63a37d~ name=~Desperate M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lay a Boarding Attack. Draw two cards.~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681ed060-50b6-4f11-bf74-b36e5d63a37d~ name=~Desperate M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lay a Boarding Attack. Draw two cards.~ /&gt;&lt;/card&gt;</text:p>
          </table:table-cell>
          <table:table-cell office:value-type="string" office:string-value=" &lt;Relationship Target=~/cards/ST_desperatemove.jpg~ Id=~C681ed060-50b6-4f11-bf74-b36e5d63a37d~ Type=~http://schemas.octgn.org/picture~/&gt;" table:formula="of:=CONCATENATE(&quot; &lt;Relationship Target=~/cards/&quot;;[.D21];&quot;.jpg~ Id=~C&quot;;[.C21];&quot;~ Type=~http://schemas.octgn.org/picture~/&gt;&quot;)" table:style-name="ce1">
            <text:p><text:s/>&lt;Relationship Target=~/cards/ST_desperatemove.jpg~ Id=~C681ed060-50b6-4f11-bf74-b36e5d63a37d~ Type=~http://schemas.octgn.org/picture~/&gt;</text:p>
          </table:table-cell>
          <table:table-cell office:value-type="string" table:style-name="ce1">
            <text:p>681ed060-50b6-4f11-bf74-b36e5d63a37d</text:p>
          </table:table-cell>
          <table:table-cell office:value-type="string" table:style-name="ce1">
            <text:p>ST_desperatemove</text:p>
          </table:table-cell>
          <table:table-cell office:value-type="string" table:style-name="ce1">
            <text:p>Desperate Mov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before you play a Boarding Attack. Draw two cards.</text:p>
          </table:table-cell>
          <table:table-cell table:number-columns-repeated="16361"/>
        </table:table-row>
        <table:table-row table:style-name="ro2">
          <table:table-cell office:value-type="string" office:string-value="  &lt;card id=~79d033a0-857c-47a2-8f92-434b4cacae6d~ name=~Dir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1 extra Hit during Boarding Attacks.~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79d033a0-857c-47a2-8f92-434b4cacae6d~ name=~Dir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1 extra Hit during Boarding Attacks.~ /&gt;&lt;/card&gt;</text:p>
          </table:table-cell>
          <table:table-cell office:value-type="string" office:string-value=" &lt;Relationship Target=~/cards/ST_dirk.jpg~ Id=~C79d033a0-857c-47a2-8f92-434b4cacae6d~ Type=~http://schemas.octgn.org/picture~/&gt;" table:formula="of:=CONCATENATE(&quot; &lt;Relationship Target=~/cards/&quot;;[.D22];&quot;.jpg~ Id=~C&quot;;[.C22];&quot;~ Type=~http://schemas.octgn.org/picture~/&gt;&quot;)" table:style-name="ce1">
            <text:p><text:s/>&lt;Relationship Target=~/cards/ST_dirk.jpg~ Id=~C79d033a0-857c-47a2-8f92-434b4cacae6d~ Type=~http://schemas.octgn.org/picture~/&gt;</text:p>
          </table:table-cell>
          <table:table-cell office:value-type="string" table:style-name="ce1">
            <text:p>79d033a0-857c-47a2-8f92-434b4cacae6d</text:p>
          </table:table-cell>
          <table:table-cell office:value-type="string" table:style-name="ce1">
            <text:p>ST_dirk</text:p>
          </table:table-cell>
          <table:table-cell office:value-type="string" table:style-name="ce1">
            <text:p>Dirk</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This crew inflicts 1 extra Hit during Boarding Attacks.</text:p>
          </table:table-cell>
          <table:table-cell table:number-columns-repeated="16361"/>
        </table:table-row>
        <table:table-row table:style-name="ro2">
          <table:table-cell office:value-type="string" office:string-value="  &lt;card id=~e713d03f-7209-48e2-b170-dc9c340fae81~ name=~Don't Mess With Me, Bo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For each Eye, Face, Arm, or Leg card they have attached, the crew gains +1 to each of their skills until the end of the turn.~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e713d03f-7209-48e2-b170-dc9c340fae81~ name=~Don't Mess With Me, Bo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For each Eye, Face, Arm, or Leg card they have attached, the crew gains +1 to each of their skills until the end of the turn.~ /&gt;&lt;/card&gt;</text:p>
          </table:table-cell>
          <table:table-cell office:value-type="string" office:string-value=" &lt;Relationship Target=~/cards/ST_dontmesswithmeboy.jpg~ Id=~Ce713d03f-7209-48e2-b170-dc9c340fae81~ Type=~http://schemas.octgn.org/picture~/&gt;" table:formula="of:=CONCATENATE(&quot; &lt;Relationship Target=~/cards/&quot;;[.D23];&quot;.jpg~ Id=~C&quot;;[.C23];&quot;~ Type=~http://schemas.octgn.org/picture~/&gt;&quot;)" table:style-name="ce1">
            <text:p><text:s/>&lt;Relationship Target=~/cards/ST_dontmesswithmeboy.jpg~ Id=~Ce713d03f-7209-48e2-b170-dc9c340fae81~ Type=~http://schemas.octgn.org/picture~/&gt;</text:p>
          </table:table-cell>
          <table:table-cell office:value-type="string" table:style-name="ce1">
            <text:p>e713d03f-7209-48e2-b170-dc9c340fae81</text:p>
          </table:table-cell>
          <table:table-cell office:value-type="string" table:style-name="ce1">
            <text:p>ST_dontmesswithmeboy</text:p>
          </table:table-cell>
          <table:table-cell office:value-type="string" table:style-name="ce1">
            <text:p>Don't Mess With Me, Bo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crew. For each Eye, Face, Arm, or Leg card they have attached, the crew gains +1 to each of their skills until the end of the turn.</text:p>
          </table:table-cell>
          <table:table-cell table:number-columns-repeated="16361"/>
        </table:table-row>
        <table:table-row table:style-name="ro2">
          <table:table-cell office:value-type="string" office:string-value="  &lt;card id=~048e18a7-5b9d-4ae3-b00d-3ead15998929~ name=~Felix “l'Aigle“~&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Explorer's Society~ /&gt;&lt;property name=~Text~ value=~Felix gains +1 Cannon for every Adventure attached to him which increases his Swashbucking.~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048e18a7-5b9d-4ae3-b00d-3ead15998929~ name=~Felix “l'Aigle“~&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Explorer's Society~ /&gt;&lt;property name=~Text~ value=~Felix gains +1 Cannon for every Adventure attached to him which increases his Swashbucking.~ /&gt;&lt;/card&gt;</text:p>
          </table:table-cell>
          <table:table-cell office:value-type="string" office:string-value=" &lt;Relationship Target=~/cards/ST_felixlaigle.jpg~ Id=~C048e18a7-5b9d-4ae3-b00d-3ead15998929~ Type=~http://schemas.octgn.org/picture~/&gt;" table:formula="of:=CONCATENATE(&quot; &lt;Relationship Target=~/cards/&quot;;[.D24];&quot;.jpg~ Id=~C&quot;;[.C24];&quot;~ Type=~http://schemas.octgn.org/picture~/&gt;&quot;)" table:style-name="ce1">
            <text:p><text:s/>&lt;Relationship Target=~/cards/ST_felixlaigle.jpg~ Id=~C048e18a7-5b9d-4ae3-b00d-3ead15998929~ Type=~http://schemas.octgn.org/picture~/&gt;</text:p>
          </table:table-cell>
          <table:table-cell office:value-type="string" table:style-name="ce1">
            <text:p>048e18a7-5b9d-4ae3-b00d-3ead15998929</text:p>
          </table:table-cell>
          <table:table-cell office:value-type="string" table:style-name="ce1">
            <text:p>ST_felixlaigle</text:p>
          </table:table-cell>
          <table:table-cell office:value-type="string" table:style-name="ce1">
            <text:p>Felix “l'Aigle“</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Felix gains +1 Cannon for every Adventure attached to him which increases his Swashbucking.</text:p>
          </table:table-cell>
          <table:table-cell table:number-columns-repeated="16361"/>
        </table:table-row>
        <table:table-row table:style-name="ro2">
          <table:table-cell office:value-type="string" office:string-value="  &lt;card id=~c0c52e58-9e0d-45a1-9a06-c3c898696761~ name=~Fid Blue-Ey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Unique Fid gains +2 to all skills if he has an Eye Attachment. The knife he carries once took out his eye. It grew back, different than it was before. Late at night, he wonders what would happen if he put the other eye out with it.~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c0c52e58-9e0d-45a1-9a06-c3c898696761~ name=~Fid Blue-Ey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Unique Fid gains +2 to all skills if he has an Eye Attachment. The knife he carries once took out his eye. It grew back, different than it was before. Late at night, he wonders what would happen if he put the other eye out with it.~ /&gt;&lt;/card&gt;</text:p>
          </table:table-cell>
          <table:table-cell office:value-type="string" office:string-value=" &lt;Relationship Target=~/cards/ST_fidblueeye.jpg~ Id=~Cc0c52e58-9e0d-45a1-9a06-c3c898696761~ Type=~http://schemas.octgn.org/picture~/&gt;" table:formula="of:=CONCATENATE(&quot; &lt;Relationship Target=~/cards/&quot;;[.D25];&quot;.jpg~ Id=~C&quot;;[.C25];&quot;~ Type=~http://schemas.octgn.org/picture~/&gt;&quot;)" table:style-name="ce1">
            <text:p><text:s/>&lt;Relationship Target=~/cards/ST_fidblueeye.jpg~ Id=~Cc0c52e58-9e0d-45a1-9a06-c3c898696761~ Type=~http://schemas.octgn.org/picture~/&gt;</text:p>
          </table:table-cell>
          <table:table-cell office:value-type="string" table:style-name="ce1">
            <text:p>c0c52e58-9e0d-45a1-9a06-c3c898696761</text:p>
          </table:table-cell>
          <table:table-cell office:value-type="string" table:style-name="ce1">
            <text:p>ST_fidblueeye</text:p>
          </table:table-cell>
          <table:table-cell office:value-type="string" table:style-name="ce1">
            <text:p>Fid Blue-Ey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Unique Fid gains +2 to all skills if he has an Eye Attachment. The knife he carries once took out his eye. It grew back, different than it was before. Late at night, he wonders what would happen if he put the other eye out with it.</text:p>
          </table:table-cell>
          <table:table-cell table:number-columns-repeated="16361"/>
        </table:table-row>
        <table:table-row table:style-name="ro2">
          <table:table-cell office:value-type="string" office:string-value="  &lt;card id=~e449cb41-a0e9-42b4-98b6-c3885483f335~ name=~Gino Napoli~&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1~ /&gt;&lt;property name=~Crew Max~ value=~~ /&gt;&lt;property name=~Move Cost~ value=~~ /&gt;&lt;property name=~Faction~ value=~Crimson Rogers~ /&gt;&lt;property name=~Text~ value=~Villainous When Gino tacks to produce Adventuring, you may tack another one of your crew to produce 2 extra Adventuring.~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e449cb41-a0e9-42b4-98b6-c3885483f335~ name=~Gino Napoli~&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1~ /&gt;&lt;property name=~Crew Max~ value=~~ /&gt;&lt;property name=~Move Cost~ value=~~ /&gt;&lt;property name=~Faction~ value=~Crimson Rogers~ /&gt;&lt;property name=~Text~ value=~Villainous When Gino tacks to produce Adventuring, you may tack another one of your crew to produce 2 extra Adventuring.~ /&gt;&lt;/card&gt;</text:p>
          </table:table-cell>
          <table:table-cell office:value-type="string" office:string-value=" &lt;Relationship Target=~/cards/ST_ginonapoli.jpg~ Id=~Ce449cb41-a0e9-42b4-98b6-c3885483f335~ Type=~http://schemas.octgn.org/picture~/&gt;" table:formula="of:=CONCATENATE(&quot; &lt;Relationship Target=~/cards/&quot;;[.D26];&quot;.jpg~ Id=~C&quot;;[.C26];&quot;~ Type=~http://schemas.octgn.org/picture~/&gt;&quot;)" table:style-name="ce1">
            <text:p><text:s/>&lt;Relationship Target=~/cards/ST_ginonapoli.jpg~ Id=~Ce449cb41-a0e9-42b4-98b6-c3885483f335~ Type=~http://schemas.octgn.org/picture~/&gt;</text:p>
          </table:table-cell>
          <table:table-cell office:value-type="string" table:style-name="ce1">
            <text:p>e449cb41-a0e9-42b4-98b6-c3885483f335</text:p>
          </table:table-cell>
          <table:table-cell office:value-type="string" table:style-name="ce1">
            <text:p>ST_ginonapoli</text:p>
          </table:table-cell>
          <table:table-cell office:value-type="string" table:style-name="ce1">
            <text:p>Gino Napoli</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Villainous When Gino tacks to produce Adventuring, you may tack another one of your crew to produce 2 extra Adventuring.</text:p>
          </table:table-cell>
          <table:table-cell table:number-columns-repeated="16361"/>
        </table:table-row>
        <table:table-row table:style-name="ro2">
          <table:table-cell office:value-type="string" office:string-value="  &lt;card id=~f28b75f6-03ab-47eb-8d63-e1a9d3d6c2ea~ name=~Gosse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 · Unique · Figurehead While you have 3 or more completed adventures in play, you have +10 Sailing for the purposes of determining Initiative.~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f28b75f6-03ab-47eb-8d63-e1a9d3d6c2ea~ name=~Gosse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 · Unique · Figurehead While you have 3 or more completed adventures in play, you have +10 Sailing for the purposes of determining Initiative.~ /&gt;&lt;/card&gt;</text:p>
          </table:table-cell>
          <table:table-cell office:value-type="string" office:string-value=" &lt;Relationship Target=~/cards/ST_gossefigurehead.jpg~ Id=~Cf28b75f6-03ab-47eb-8d63-e1a9d3d6c2ea~ Type=~http://schemas.octgn.org/picture~/&gt;" table:formula="of:=CONCATENATE(&quot; &lt;Relationship Target=~/cards/&quot;;[.D27];&quot;.jpg~ Id=~C&quot;;[.C27];&quot;~ Type=~http://schemas.octgn.org/picture~/&gt;&quot;)" table:style-name="ce1">
            <text:p><text:s/>&lt;Relationship Target=~/cards/ST_gossefigurehead.jpg~ Id=~Cf28b75f6-03ab-47eb-8d63-e1a9d3d6c2ea~ Type=~http://schemas.octgn.org/picture~/&gt;</text:p>
          </table:table-cell>
          <table:table-cell office:value-type="string" table:style-name="ce1">
            <text:p>f28b75f6-03ab-47eb-8d63-e1a9d3d6c2ea</text:p>
          </table:table-cell>
          <table:table-cell office:value-type="string" table:style-name="ce1">
            <text:p>ST_gossefigurehead</text:p>
          </table:table-cell>
          <table:table-cell office:value-type="string" table:style-name="ce1">
            <text:p>Gosse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Gosse Ship Attachment · Unique · Figurehead While you have 3 or more completed adventures in play, you have +10 Sailing for the purposes of determining Initiative.</text:p>
          </table:table-cell>
          <table:table-cell table:number-columns-repeated="16361"/>
        </table:table-row>
        <table:table-row table:style-name="ro2">
          <table:table-cell office:value-type="string" office:string-value="  &lt;card id=~083736f5-5d42-4fdf-8ad5-69a4912b6d1a~ name=~Graham Hapwort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Gosse's Gentlemen~ /&gt;&lt;property name=~Text~ value=~Loyal · Heroic · Glamour 1 Graham has -1 Influence for every Glamour card you attach to him. You may not attack a Glamour card to Graham if his Influence is less than 1.~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083736f5-5d42-4fdf-8ad5-69a4912b6d1a~ name=~Graham Hapwort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Gosse's Gentlemen~ /&gt;&lt;property name=~Text~ value=~Loyal · Heroic · Glamour 1 Graham has -1 Influence for every Glamour card you attach to him. You may not attack a Glamour card to Graham if his Influence is less than 1.~ /&gt;&lt;/card&gt;</text:p>
          </table:table-cell>
          <table:table-cell office:value-type="string" office:string-value=" &lt;Relationship Target=~/cards/ST_grahamhapworth.jpg~ Id=~C083736f5-5d42-4fdf-8ad5-69a4912b6d1a~ Type=~http://schemas.octgn.org/picture~/&gt;" table:formula="of:=CONCATENATE(&quot; &lt;Relationship Target=~/cards/&quot;;[.D28];&quot;.jpg~ Id=~C&quot;;[.C28];&quot;~ Type=~http://schemas.octgn.org/picture~/&gt;&quot;)" table:style-name="ce1">
            <text:p><text:s/>&lt;Relationship Target=~/cards/ST_grahamhapworth.jpg~ Id=~C083736f5-5d42-4fdf-8ad5-69a4912b6d1a~ Type=~http://schemas.octgn.org/picture~/&gt;</text:p>
          </table:table-cell>
          <table:table-cell office:value-type="string" table:style-name="ce1">
            <text:p>083736f5-5d42-4fdf-8ad5-69a4912b6d1a</text:p>
          </table:table-cell>
          <table:table-cell office:value-type="string" table:style-name="ce1">
            <text:p>ST_grahamhapworth</text:p>
          </table:table-cell>
          <table:table-cell office:value-type="string" table:style-name="ce1">
            <text:p>Graham Hapworth</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Loyal · Heroic · Glamour 1 Graham has -1 Influence for every Glamour card you attach to him. You may not attack a Glamour card to Graham if his Influence is less than 1.</text:p>
          </table:table-cell>
          <table:table-cell table:number-columns-repeated="16361"/>
        </table:table-row>
        <table:table-row table:style-name="ro2">
          <table:table-cell office:value-type="string" office:string-value="  &lt;card id=~ef708933-e07b-4d6c-ac1e-11221b302cd8~ name=~The Gullet~&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Act: Tack The Gullet and target a Pet in this Sea. Sink the Pet.~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ef708933-e07b-4d6c-ac1e-11221b302cd8~ name=~The Gullet~&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Act: Tack The Gullet and target a Pet in this Sea. Sink the Pet.~ /&gt;&lt;/card&gt;</text:p>
          </table:table-cell>
          <table:table-cell office:value-type="string" office:string-value=" &lt;Relationship Target=~/cards/ST_thegullet.jpg~ Id=~Cef708933-e07b-4d6c-ac1e-11221b302cd8~ Type=~http://schemas.octgn.org/picture~/&gt;" table:formula="of:=CONCATENATE(&quot; &lt;Relationship Target=~/cards/&quot;;[.D29];&quot;.jpg~ Id=~C&quot;;[.C29];&quot;~ Type=~http://schemas.octgn.org/picture~/&gt;&quot;)" table:style-name="ce1">
            <text:p><text:s/>&lt;Relationship Target=~/cards/ST_thegullet.jpg~ Id=~Cef708933-e07b-4d6c-ac1e-11221b302cd8~ Type=~http://schemas.octgn.org/picture~/&gt;</text:p>
          </table:table-cell>
          <table:table-cell office:value-type="string" table:style-name="ce1">
            <text:p>ef708933-e07b-4d6c-ac1e-11221b302cd8</text:p>
          </table:table-cell>
          <table:table-cell office:value-type="string" table:style-name="ce1">
            <text:p>ST_thegullet</text:p>
          </table:table-cell>
          <table:table-cell office:value-type="string" table:style-name="ce1">
            <text:p>The Gullet</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Act: Tack The Gullet and target a Pet in this Sea. Sink the Pet.</text:p>
          </table:table-cell>
          <table:table-cell table:number-columns-repeated="16361"/>
        </table:table-row>
        <table:table-row table:style-name="ro2">
          <table:table-cell office:value-type="string" office:string-value="  &lt;card id=~37ac226a-7e0f-44f2-b4ef-3965650c965f~ name=~Gytha I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1~ /&gt;&lt;property name=~Crew Max~ value=~~ /&gt;&lt;property name=~Move Cost~ value=~~ /&gt;&lt;property name=~Faction~ value=~Crimson Rogers~ /&gt;&lt;property name=~Text~ value=~Villainous~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37ac226a-7e0f-44f2-b4ef-3965650c965f~ name=~Gytha I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1~ /&gt;&lt;property name=~Crew Max~ value=~~ /&gt;&lt;property name=~Move Cost~ value=~~ /&gt;&lt;property name=~Faction~ value=~Crimson Rogers~ /&gt;&lt;property name=~Text~ value=~Villainous~ /&gt;&lt;/card&gt;</text:p>
          </table:table-cell>
          <table:table-cell office:value-type="string" office:string-value=" &lt;Relationship Target=~/cards/ST_gythaives.jpg~ Id=~C37ac226a-7e0f-44f2-b4ef-3965650c965f~ Type=~http://schemas.octgn.org/picture~/&gt;" table:formula="of:=CONCATENATE(&quot; &lt;Relationship Target=~/cards/&quot;;[.D30];&quot;.jpg~ Id=~C&quot;;[.C30];&quot;~ Type=~http://schemas.octgn.org/picture~/&gt;&quot;)" table:style-name="ce1">
            <text:p><text:s/>&lt;Relationship Target=~/cards/ST_gythaives.jpg~ Id=~C37ac226a-7e0f-44f2-b4ef-3965650c965f~ Type=~http://schemas.octgn.org/picture~/&gt;</text:p>
          </table:table-cell>
          <table:table-cell office:value-type="string" table:style-name="ce1">
            <text:p>37ac226a-7e0f-44f2-b4ef-3965650c965f</text:p>
          </table:table-cell>
          <table:table-cell office:value-type="string" table:style-name="ce1">
            <text:p>ST_gythaives</text:p>
          </table:table-cell>
          <table:table-cell office:value-type="string" table:style-name="ce1">
            <text:p>Gytha Ive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Villainous</text:p>
          </table:table-cell>
          <table:table-cell table:number-columns-repeated="16361"/>
        </table:table-row>
        <table:table-row table:style-name="ro2">
          <table:table-cell office:value-type="string" office:string-value="  &lt;card id=~b2e379cf-0d7d-4ebb-a08d-07370c210ec5~ name=~Headed Out~&gt;&lt;property name=~Rarity~ value=~U~ /&gt;&lt;property name=~Type~ value=~actions~ /&gt;&lt;property name=~Cost~ value=~3~ /&gt;&lt;property name=~Cost Type~ value=~In~ /&gt;&lt;property name=~Cancel~ value=~7~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crew on a Ship that is of a different faction than that Ship's Captain. Discard that crew.~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2e379cf-0d7d-4ebb-a08d-07370c210ec5~ name=~Headed Out~&gt;&lt;property name=~Rarity~ value=~U~ /&gt;&lt;property name=~Type~ value=~actions~ /&gt;&lt;property name=~Cost~ value=~3~ /&gt;&lt;property name=~Cost Type~ value=~In~ /&gt;&lt;property name=~Cancel~ value=~7~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crew on a Ship that is of a different faction than that Ship's Captain. Discard that crew.~ /&gt;&lt;/card&gt;</text:p>
          </table:table-cell>
          <table:table-cell office:value-type="string" office:string-value=" &lt;Relationship Target=~/cards/ST_headedout.jpg~ Id=~Cb2e379cf-0d7d-4ebb-a08d-07370c210ec5~ Type=~http://schemas.octgn.org/picture~/&gt;" table:formula="of:=CONCATENATE(&quot; &lt;Relationship Target=~/cards/&quot;;[.D31];&quot;.jpg~ Id=~C&quot;;[.C31];&quot;~ Type=~http://schemas.octgn.org/picture~/&gt;&quot;)" table:style-name="ce1">
            <text:p><text:s/>&lt;Relationship Target=~/cards/ST_headedout.jpg~ Id=~Cb2e379cf-0d7d-4ebb-a08d-07370c210ec5~ Type=~http://schemas.octgn.org/picture~/&gt;</text:p>
          </table:table-cell>
          <table:table-cell office:value-type="string" table:style-name="ce1">
            <text:p>b2e379cf-0d7d-4ebb-a08d-07370c210ec5</text:p>
          </table:table-cell>
          <table:table-cell office:value-type="string" table:style-name="ce1">
            <text:p>ST_headedout</text:p>
          </table:table-cell>
          <table:table-cell office:value-type="string" table:style-name="ce1">
            <text:p>Headed Ou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In</text:p>
          </table:table-cell>
          <table:table-cell office:value-type="float" office:value="7" table:style-name="ce1">
            <text:p>7</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one crew on a Ship that is of a different faction than that Ship's Captain. Discard that crew.</text:p>
          </table:table-cell>
          <table:table-cell table:number-columns-repeated="16361"/>
        </table:table-row>
        <table:table-row table:style-name="ro2">
          <table:table-cell office:value-type="string" office:string-value="  &lt;card id=~5cfd9f67-ea4f-42ae-ad19-fcd31571b1a2~ name=~Herje (Ru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1 Knack (May only be attached to a crew with Laerdom 1 or more) Act: Discard Herje and target a Sea Attachment in this Sea. Discard that Sea Attachment.~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5cfd9f67-ea4f-42ae-ad19-fcd31571b1a2~ name=~Herje (Ru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1 Knack (May only be attached to a crew with Laerdom 1 or more) Act: Discard Herje and target a Sea Attachment in this Sea. Discard that Sea Attachment.~ /&gt;&lt;/card&gt;</text:p>
          </table:table-cell>
          <table:table-cell office:value-type="string" office:string-value=" &lt;Relationship Target=~/cards/ST_herjeruin.jpg~ Id=~C5cfd9f67-ea4f-42ae-ad19-fcd31571b1a2~ Type=~http://schemas.octgn.org/picture~/&gt;" table:formula="of:=CONCATENATE(&quot; &lt;Relationship Target=~/cards/&quot;;[.D32];&quot;.jpg~ Id=~C&quot;;[.C32];&quot;~ Type=~http://schemas.octgn.org/picture~/&gt;&quot;)" table:style-name="ce1">
            <text:p><text:s/>&lt;Relationship Target=~/cards/ST_herjeruin.jpg~ Id=~C5cfd9f67-ea4f-42ae-ad19-fcd31571b1a2~ Type=~http://schemas.octgn.org/picture~/&gt;</text:p>
          </table:table-cell>
          <table:table-cell office:value-type="string" table:style-name="ce1">
            <text:p>5cfd9f67-ea4f-42ae-ad19-fcd31571b1a2</text:p>
          </table:table-cell>
          <table:table-cell office:value-type="string" table:style-name="ce1">
            <text:p>ST_herjeruin</text:p>
          </table:table-cell>
          <table:table-cell office:value-type="string" table:style-name="ce1">
            <text:p>Herje (Rui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Laerdom 1 Knack (May only be attached to a crew with Laerdom 1 or more) Act: Discard Herje and target a Sea Attachment in this Sea. Discard that Sea Attachment.</text:p>
          </table:table-cell>
          <table:table-cell table:number-columns-repeated="16361"/>
        </table:table-row>
        <table:table-row table:style-name="ro2">
          <table:table-cell office:value-type="string" office:string-value="  &lt;card id=~b10b44a8-a6d3-42b5-886f-0e0a2b48042b~ name=~Heroic Stand~&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pushes a crew forward to start a Boarding Attack. Push one of your tacked Heroic crew forward to fight against theirs. Sean threw himself at the boarding Montaigne, buying Alesio a few precious seconds.~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b10b44a8-a6d3-42b5-886f-0e0a2b48042b~ name=~Heroic Stand~&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pushes a crew forward to start a Boarding Attack. Push one of your tacked Heroic crew forward to fight against theirs. Sean threw himself at the boarding Montaigne, buying Alesio a few precious seconds.~ /&gt;&lt;/card&gt;</text:p>
          </table:table-cell>
          <table:table-cell office:value-type="string" office:string-value=" &lt;Relationship Target=~/cards/ST_heroicstand.jpg~ Id=~Cb10b44a8-a6d3-42b5-886f-0e0a2b48042b~ Type=~http://schemas.octgn.org/picture~/&gt;" table:formula="of:=CONCATENATE(&quot; &lt;Relationship Target=~/cards/&quot;;[.D33];&quot;.jpg~ Id=~C&quot;;[.C33];&quot;~ Type=~http://schemas.octgn.org/picture~/&gt;&quot;)" table:style-name="ce1">
            <text:p><text:s/>&lt;Relationship Target=~/cards/ST_heroicstand.jpg~ Id=~Cb10b44a8-a6d3-42b5-886f-0e0a2b48042b~ Type=~http://schemas.octgn.org/picture~/&gt;</text:p>
          </table:table-cell>
          <table:table-cell office:value-type="string" table:style-name="ce1">
            <text:p>b10b44a8-a6d3-42b5-886f-0e0a2b48042b</text:p>
          </table:table-cell>
          <table:table-cell office:value-type="string" table:style-name="ce1">
            <text:p>ST_heroicstand</text:p>
          </table:table-cell>
          <table:table-cell office:value-type="string" table:style-name="ce1">
            <text:p>Heroic Stan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r opponent in a Boarding pushes a crew forward to start a Boarding Attack. Push one of your tacked Heroic crew forward to fight against theirs. Sean threw himself at the boarding Montaigne, buying Alesio a few precious seconds.</text:p>
          </table:table-cell>
          <table:table-cell table:number-columns-repeated="16361"/>
        </table:table-row>
        <table:table-row table:style-name="ro2">
          <table:table-cell office:value-type="string" office:string-value="  &lt;card id=~8959d9f3-15fa-4f3a-a7b6-42dffdb251e9~ name=~Hoskuld Hardrad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2~ /&gt;&lt;property name=~Swashbuckling~ value=~3~ /&gt;&lt;property name=~Crew Max~ value=~~ /&gt;&lt;property name=~Move Cost~ value=~~ /&gt;&lt;property name=~Faction~ value=~Vesten~ /&gt;&lt;property name=~Text~ value=~Unique · Loyal · Heroic · Swordsman +1 Act: Discard a Weather card from your hand to give Hoskuld +2 Swashbuckling for the remainder of the turn.~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8959d9f3-15fa-4f3a-a7b6-42dffdb251e9~ name=~Hoskuld Hardrad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2~ /&gt;&lt;property name=~Swashbuckling~ value=~3~ /&gt;&lt;property name=~Crew Max~ value=~~ /&gt;&lt;property name=~Move Cost~ value=~~ /&gt;&lt;property name=~Faction~ value=~Vesten~ /&gt;&lt;property name=~Text~ value=~Unique · Loyal · Heroic · Swordsman +1 Act: Discard a Weather card from your hand to give Hoskuld +2 Swashbuckling for the remainder of the turn.~ /&gt;&lt;/card&gt;</text:p>
          </table:table-cell>
          <table:table-cell office:value-type="string" office:string-value=" &lt;Relationship Target=~/cards/ST_hoskuldhardrada.jpg~ Id=~C8959d9f3-15fa-4f3a-a7b6-42dffdb251e9~ Type=~http://schemas.octgn.org/picture~/&gt;" table:formula="of:=CONCATENATE(&quot; &lt;Relationship Target=~/cards/&quot;;[.D34];&quot;.jpg~ Id=~C&quot;;[.C34];&quot;~ Type=~http://schemas.octgn.org/picture~/&gt;&quot;)" table:style-name="ce1">
            <text:p><text:s/>&lt;Relationship Target=~/cards/ST_hoskuldhardrada.jpg~ Id=~C8959d9f3-15fa-4f3a-a7b6-42dffdb251e9~ Type=~http://schemas.octgn.org/picture~/&gt;</text:p>
          </table:table-cell>
          <table:table-cell office:value-type="string" table:style-name="ce1">
            <text:p>8959d9f3-15fa-4f3a-a7b6-42dffdb251e9</text:p>
          </table:table-cell>
          <table:table-cell office:value-type="string" table:style-name="ce1">
            <text:p>ST_hoskuldhardrada</text:p>
          </table:table-cell>
          <table:table-cell office:value-type="string" table:style-name="ce1">
            <text:p>Hoskuld Hardrada</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Loyal · Heroic · Swordsman +1 Act: Discard a Weather card from your hand to give Hoskuld +2 Swashbuckling for the remainder of the turn.</text:p>
          </table:table-cell>
          <table:table-cell table:number-columns-repeated="16361"/>
        </table:table-row>
        <table:table-row table:style-name="ro2">
          <table:table-cell office:value-type="string" office:string-value="  &lt;card id=~6368f684-f34b-42f4-8be1-32a09963651c~ name=~Jacques Renaul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2~ /&gt;&lt;property name=~Crew Max~ value=~~ /&gt;&lt;property name=~Move Cost~ value=~~ /&gt;&lt;property name=~Faction~ value=~unaligned~ /&gt;&lt;property name=~Text~ value=~Unique · Holy · Heroic · Swordsman +1 React: Tack Jaques when one of your other crew inflicts Hits with a Boarding Attack. That crew inflicts 2 extra Hits.~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6368f684-f34b-42f4-8be1-32a09963651c~ name=~Jacques Renaul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2~ /&gt;&lt;property name=~Crew Max~ value=~~ /&gt;&lt;property name=~Move Cost~ value=~~ /&gt;&lt;property name=~Faction~ value=~unaligned~ /&gt;&lt;property name=~Text~ value=~Unique · Holy · Heroic · Swordsman +1 React: Tack Jaques when one of your other crew inflicts Hits with a Boarding Attack. That crew inflicts 2 extra Hits.~ /&gt;&lt;/card&gt;</text:p>
          </table:table-cell>
          <table:table-cell office:value-type="string" office:string-value=" &lt;Relationship Target=~/cards/ST_jacquesrenault.jpg~ Id=~C6368f684-f34b-42f4-8be1-32a09963651c~ Type=~http://schemas.octgn.org/picture~/&gt;" table:formula="of:=CONCATENATE(&quot; &lt;Relationship Target=~/cards/&quot;;[.D35];&quot;.jpg~ Id=~C&quot;;[.C35];&quot;~ Type=~http://schemas.octgn.org/picture~/&gt;&quot;)" table:style-name="ce1">
            <text:p><text:s/>&lt;Relationship Target=~/cards/ST_jacquesrenault.jpg~ Id=~C6368f684-f34b-42f4-8be1-32a09963651c~ Type=~http://schemas.octgn.org/picture~/&gt;</text:p>
          </table:table-cell>
          <table:table-cell office:value-type="string" table:style-name="ce1">
            <text:p>6368f684-f34b-42f4-8be1-32a09963651c</text:p>
          </table:table-cell>
          <table:table-cell office:value-type="string" table:style-name="ce1">
            <text:p>ST_jacquesrenault</text:p>
          </table:table-cell>
          <table:table-cell office:value-type="string" table:style-name="ce1">
            <text:p>Jacques Renault</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Holy · Heroic · Swordsman +1 React: Tack Jaques when one of your other crew inflicts Hits with a Boarding Attack. That crew inflicts 2 extra Hits.</text:p>
          </table:table-cell>
          <table:table-cell table:number-columns-repeated="16361"/>
        </table:table-row>
        <table:table-row table:style-name="ro2">
          <table:table-cell office:value-type="string" office:string-value="  &lt;card id=~6f827f24-b676-4c47-a829-096c258f0c88~ name=~Jorund Guttorms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4~ /&gt;&lt;property name=~Crew Max~ value=~~ /&gt;&lt;property name=~Move Cost~ value=~~ /&gt;&lt;property name=~Faction~ value=~Vesten~ /&gt;&lt;property name=~Text~ value=~Villainous Any player may produce 6 Influence as an action to target and discard Jorund. The Vendel placed him on board with a sack of gold and a single command -~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6f827f24-b676-4c47-a829-096c258f0c88~ name=~Jorund Guttorms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4~ /&gt;&lt;property name=~Crew Max~ value=~~ /&gt;&lt;property name=~Move Cost~ value=~~ /&gt;&lt;property name=~Faction~ value=~Vesten~ /&gt;&lt;property name=~Text~ value=~Villainous Any player may produce 6 Influence as an action to target and discard Jorund. The Vendel placed him on board with a sack of gold and a single command -~ /&gt;&lt;/card&gt;</text:p>
          </table:table-cell>
          <table:table-cell office:value-type="string" office:string-value=" &lt;Relationship Target=~/cards/ST_jorundguttormson.jpg~ Id=~C6f827f24-b676-4c47-a829-096c258f0c88~ Type=~http://schemas.octgn.org/picture~/&gt;" table:formula="of:=CONCATENATE(&quot; &lt;Relationship Target=~/cards/&quot;;[.D36];&quot;.jpg~ Id=~C&quot;;[.C36];&quot;~ Type=~http://schemas.octgn.org/picture~/&gt;&quot;)" table:style-name="ce1">
            <text:p><text:s/>&lt;Relationship Target=~/cards/ST_jorundguttormson.jpg~ Id=~C6f827f24-b676-4c47-a829-096c258f0c88~ Type=~http://schemas.octgn.org/picture~/&gt;</text:p>
          </table:table-cell>
          <table:table-cell office:value-type="string" table:style-name="ce1">
            <text:p>6f827f24-b676-4c47-a829-096c258f0c88</text:p>
          </table:table-cell>
          <table:table-cell office:value-type="string" table:style-name="ce1">
            <text:p>ST_jorundguttormson</text:p>
          </table:table-cell>
          <table:table-cell office:value-type="string" table:style-name="ce1">
            <text:p>Jorund Guttormso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1">
            <text:p>Villainous Any player may produce 6 Influence as an action to target and discard Jorund. The Vendel placed him on board with a sack of gold and a single command -</text:p>
          </table:table-cell>
          <table:table-cell table:number-columns-repeated="16361"/>
        </table:table-row>
        <table:table-row table:style-name="ro2">
          <table:table-cell office:value-type="string" office:string-value="  &lt;card id=~99dda761-4fcd-4118-9537-92918784b644~ name=~Kedish the Crescen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1~ /&gt;&lt;property name=~Swashbuckling~ value=~1~ /&gt;&lt;property name=~Crew Max~ value=~~ /&gt;&lt;property name=~Move Cost~ value=~~ /&gt;&lt;property name=~Faction~ value=~Crimson Rogers~ /&gt;&lt;property name=~Text~ value=~Loyal · Gunner When Kedish tacks to produce Cannon, you may tack 1 Influence to produce 2 extra Cannon.~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99dda761-4fcd-4118-9537-92918784b644~ name=~Kedish the Crescen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1~ /&gt;&lt;property name=~Swashbuckling~ value=~1~ /&gt;&lt;property name=~Crew Max~ value=~~ /&gt;&lt;property name=~Move Cost~ value=~~ /&gt;&lt;property name=~Faction~ value=~Crimson Rogers~ /&gt;&lt;property name=~Text~ value=~Loyal · Gunner When Kedish tacks to produce Cannon, you may tack 1 Influence to produce 2 extra Cannon.~ /&gt;&lt;/card&gt;</text:p>
          </table:table-cell>
          <table:table-cell office:value-type="string" office:string-value=" &lt;Relationship Target=~/cards/ST_kedishthecrescent.jpg~ Id=~C99dda761-4fcd-4118-9537-92918784b644~ Type=~http://schemas.octgn.org/picture~/&gt;" table:formula="of:=CONCATENATE(&quot; &lt;Relationship Target=~/cards/&quot;;[.D37];&quot;.jpg~ Id=~C&quot;;[.C37];&quot;~ Type=~http://schemas.octgn.org/picture~/&gt;&quot;)" table:style-name="ce1">
            <text:p><text:s/>&lt;Relationship Target=~/cards/ST_kedishthecrescent.jpg~ Id=~C99dda761-4fcd-4118-9537-92918784b644~ Type=~http://schemas.octgn.org/picture~/&gt;</text:p>
          </table:table-cell>
          <table:table-cell office:value-type="string" table:style-name="ce1">
            <text:p>99dda761-4fcd-4118-9537-92918784b644</text:p>
          </table:table-cell>
          <table:table-cell office:value-type="string" table:style-name="ce1">
            <text:p>ST_kedishthecrescent</text:p>
          </table:table-cell>
          <table:table-cell office:value-type="string" table:style-name="ce1">
            <text:p>Kedish the Crescent</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Loyal · Gunner When Kedish tacks to produce Cannon, you may tack 1 Influence to produce 2 extra Cannon.</text:p>
          </table:table-cell>
          <table:table-cell table:number-columns-repeated="16361"/>
        </table:table-row>
        <table:table-row table:style-name="ro2">
          <table:table-cell office:value-type="string" office:string-value="  &lt;card id=~d4af9c5d-5599-44bc-b977-6bc1bea841fc~ name=~The Kir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unaligned~ /&gt;&lt;property name=~Text~ value=~Unique · First Mate · Heroic When The Kire tacks to aborb Hits, he absorbs 2 extra hits. When The Kire tacks to produce Influence for hiring an Unaligned crew, he produces 2 extra Influence.~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d4af9c5d-5599-44bc-b977-6bc1bea841fc~ name=~The Kir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unaligned~ /&gt;&lt;property name=~Text~ value=~Unique · First Mate · Heroic When The Kire tacks to aborb Hits, he absorbs 2 extra hits. When The Kire tacks to produce Influence for hiring an Unaligned crew, he produces 2 extra Influence.~ /&gt;&lt;/card&gt;</text:p>
          </table:table-cell>
          <table:table-cell office:value-type="string" office:string-value=" &lt;Relationship Target=~/cards/ST_thekire.jpg~ Id=~Cd4af9c5d-5599-44bc-b977-6bc1bea841fc~ Type=~http://schemas.octgn.org/picture~/&gt;" table:formula="of:=CONCATENATE(&quot; &lt;Relationship Target=~/cards/&quot;;[.D38];&quot;.jpg~ Id=~C&quot;;[.C38];&quot;~ Type=~http://schemas.octgn.org/picture~/&gt;&quot;)" table:style-name="ce1">
            <text:p><text:s/>&lt;Relationship Target=~/cards/ST_thekire.jpg~ Id=~Cd4af9c5d-5599-44bc-b977-6bc1bea841fc~ Type=~http://schemas.octgn.org/picture~/&gt;</text:p>
          </table:table-cell>
          <table:table-cell office:value-type="string" table:style-name="ce1">
            <text:p>d4af9c5d-5599-44bc-b977-6bc1bea841fc</text:p>
          </table:table-cell>
          <table:table-cell office:value-type="string" table:style-name="ce1">
            <text:p>ST_thekire</text:p>
          </table:table-cell>
          <table:table-cell office:value-type="string" table:style-name="ce1">
            <text:p>The Kire</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Unique · First Mate · Heroic When The Kire tacks to aborb Hits, he absorbs 2 extra hits. When The Kire tacks to produce Influence for hiring an Unaligned crew, he produces 2 extra Influence.</text:p>
          </table:table-cell>
          <table:table-cell table:number-columns-repeated="16361"/>
        </table:table-row>
        <table:table-row table:style-name="ro2">
          <table:table-cell office:value-type="string" office:string-value="  &lt;card id=~9e8befc9-1acf-41e2-9a90-a553d920e468~ name=~Kirsten Blumfel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Explorer's Society~ /&gt;&lt;property name=~Text~ value=~Reduce the Influence cost of Kirsten to 2 if you have a completed Artifact Adventure in play.~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9e8befc9-1acf-41e2-9a90-a553d920e468~ name=~Kirsten Blumfel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Explorer's Society~ /&gt;&lt;property name=~Text~ value=~Reduce the Influence cost of Kirsten to 2 if you have a completed Artifact Adventure in play.~ /&gt;&lt;/card&gt;</text:p>
          </table:table-cell>
          <table:table-cell office:value-type="string" office:string-value=" &lt;Relationship Target=~/cards/ST_kirstenblumfeld.jpg~ Id=~C9e8befc9-1acf-41e2-9a90-a553d920e468~ Type=~http://schemas.octgn.org/picture~/&gt;" table:formula="of:=CONCATENATE(&quot; &lt;Relationship Target=~/cards/&quot;;[.D39];&quot;.jpg~ Id=~C&quot;;[.C39];&quot;~ Type=~http://schemas.octgn.org/picture~/&gt;&quot;)" table:style-name="ce1">
            <text:p><text:s/>&lt;Relationship Target=~/cards/ST_kirstenblumfeld.jpg~ Id=~C9e8befc9-1acf-41e2-9a90-a553d920e468~ Type=~http://schemas.octgn.org/picture~/&gt;</text:p>
          </table:table-cell>
          <table:table-cell office:value-type="string" table:style-name="ce1">
            <text:p>9e8befc9-1acf-41e2-9a90-a553d920e468</text:p>
          </table:table-cell>
          <table:table-cell office:value-type="string" table:style-name="ce1">
            <text:p>ST_kirstenblumfeld</text:p>
          </table:table-cell>
          <table:table-cell office:value-type="string" table:style-name="ce1">
            <text:p>Kirsten Blumfeld</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Reduce the Influence cost of Kirsten to 2 if you have a completed Artifact Adventure in play.</text:p>
          </table:table-cell>
          <table:table-cell table:number-columns-repeated="16361"/>
        </table:table-row>
        <table:table-row table:style-name="ro2">
          <table:table-cell office:value-type="string" office:string-value="  &lt;card id=~d7f65262-c7c8-42ac-83b7-e259faec96b0~ name=~Kjott (Flesh)~&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 Unique · Letter of Marque You must have two or more Loyal Vesten crew on your Ship to put Kjott into play. While Kjott is attached to your Captain, all of your Vesten crew absorb 1 extra Hit when tack to absorb Hits.~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d7f65262-c7c8-42ac-83b7-e259faec96b0~ name=~Kjott (Flesh)~&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 Unique · Letter of Marque You must have two or more Loyal Vesten crew on your Ship to put Kjott into play. While Kjott is attached to your Captain, all of your Vesten crew absorb 1 extra Hit when tack to absorb Hits.~ /&gt;&lt;/card&gt;</text:p>
          </table:table-cell>
          <table:table-cell office:value-type="string" office:string-value=" &lt;Relationship Target=~/cards/ST_kjottflesh.jpg~ Id=~Cd7f65262-c7c8-42ac-83b7-e259faec96b0~ Type=~http://schemas.octgn.org/picture~/&gt;" table:formula="of:=CONCATENATE(&quot; &lt;Relationship Target=~/cards/&quot;;[.D40];&quot;.jpg~ Id=~C&quot;;[.C40];&quot;~ Type=~http://schemas.octgn.org/picture~/&gt;&quot;)" table:style-name="ce1">
            <text:p><text:s/>&lt;Relationship Target=~/cards/ST_kjottflesh.jpg~ Id=~Cd7f65262-c7c8-42ac-83b7-e259faec96b0~ Type=~http://schemas.octgn.org/picture~/&gt;</text:p>
          </table:table-cell>
          <table:table-cell office:value-type="string" table:style-name="ce1">
            <text:p>d7f65262-c7c8-42ac-83b7-e259faec96b0</text:p>
          </table:table-cell>
          <table:table-cell office:value-type="string" table:style-name="ce1">
            <text:p>ST_kjottflesh</text:p>
          </table:table-cell>
          <table:table-cell office:value-type="string" table:style-name="ce1">
            <text:p>Kjott (Flesh)</text:p>
          </table:table-cell>
          <table:table-cell office:value-type="string" table:style-name="ce1">
            <text:p>F</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Captain Attachment · Unique · Letter of Marque You must have two or more Loyal Vesten crew on your Ship to put Kjott into play. While Kjott is attached to your Captain, all of your Vesten crew absorb 1 extra Hit when tack to absorb Hits.</text:p>
          </table:table-cell>
          <table:table-cell table:number-columns-repeated="16361"/>
        </table:table-row>
        <table:table-row table:style-name="ro2">
          <table:table-cell office:value-type="string" office:string-value="  &lt;card id=~75ec9350-2989-4296-bd1b-71d24df69d2e~ name=~Lady's Kiss~&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That crew gains +2 to all skills until the end of the tur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75ec9350-2989-4296-bd1b-71d24df69d2e~ name=~Lady's Kiss~&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That crew gains +2 to all skills until the end of the turn.~ /&gt;&lt;/card&gt;</text:p>
          </table:table-cell>
          <table:table-cell office:value-type="string" office:string-value=" &lt;Relationship Target=~/cards/ST_ladyskiss.jpg~ Id=~C75ec9350-2989-4296-bd1b-71d24df69d2e~ Type=~http://schemas.octgn.org/picture~/&gt;" table:formula="of:=CONCATENATE(&quot; &lt;Relationship Target=~/cards/&quot;;[.D41];&quot;.jpg~ Id=~C&quot;;[.C41];&quot;~ Type=~http://schemas.octgn.org/picture~/&gt;&quot;)" table:style-name="ce1">
            <text:p><text:s/>&lt;Relationship Target=~/cards/ST_ladyskiss.jpg~ Id=~C75ec9350-2989-4296-bd1b-71d24df69d2e~ Type=~http://schemas.octgn.org/picture~/&gt;</text:p>
          </table:table-cell>
          <table:table-cell office:value-type="string" table:style-name="ce1">
            <text:p>75ec9350-2989-4296-bd1b-71d24df69d2e</text:p>
          </table:table-cell>
          <table:table-cell office:value-type="string" table:style-name="ce1">
            <text:p>ST_ladyskiss</text:p>
          </table:table-cell>
          <table:table-cell office:value-type="string" table:style-name="ce1">
            <text:p>Lady's Kiss</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Heroic crew. That crew gains +2 to all skills until the end of the turn.</text:p>
          </table:table-cell>
          <table:table-cell table:number-columns-repeated="16361"/>
        </table:table-row>
        <table:table-row table:style-name="ro2">
          <table:table-cell office:value-type="string" office:string-value="  &lt;card id=~af0f4abc-9903-41b8-9bd0-c3c9b5270397~ name=~Leil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unaligned~ /&gt;&lt;property name=~Text~ value=~Unique · Swordsman +2 When Leila tacks to produce Influence when you are hiring a crew, she produces 2 extra Influence.~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af0f4abc-9903-41b8-9bd0-c3c9b5270397~ name=~Leil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unaligned~ /&gt;&lt;property name=~Text~ value=~Unique · Swordsman +2 When Leila tacks to produce Influence when you are hiring a crew, she produces 2 extra Influence.~ /&gt;&lt;/card&gt;</text:p>
          </table:table-cell>
          <table:table-cell office:value-type="string" office:string-value=" &lt;Relationship Target=~/cards/ST_leila.jpg~ Id=~Caf0f4abc-9903-41b8-9bd0-c3c9b5270397~ Type=~http://schemas.octgn.org/picture~/&gt;" table:formula="of:=CONCATENATE(&quot; &lt;Relationship Target=~/cards/&quot;;[.D42];&quot;.jpg~ Id=~C&quot;;[.C42];&quot;~ Type=~http://schemas.octgn.org/picture~/&gt;&quot;)" table:style-name="ce1">
            <text:p><text:s/>&lt;Relationship Target=~/cards/ST_leila.jpg~ Id=~Caf0f4abc-9903-41b8-9bd0-c3c9b5270397~ Type=~http://schemas.octgn.org/picture~/&gt;</text:p>
          </table:table-cell>
          <table:table-cell office:value-type="string" table:style-name="ce1">
            <text:p>af0f4abc-9903-41b8-9bd0-c3c9b5270397</text:p>
          </table:table-cell>
          <table:table-cell office:value-type="string" table:style-name="ce1">
            <text:p>ST_leila</text:p>
          </table:table-cell>
          <table:table-cell office:value-type="string" table:style-name="ce1">
            <text:p>Leila</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Unique · Swordsman +2 When Leila tacks to produce Influence when you are hiring a crew, she produces 2 extra Influence.</text:p>
          </table:table-cell>
          <table:table-cell table:number-columns-repeated="16361"/>
        </table:table-row>
        <table:table-row table:style-name="ro2">
          <table:table-cell office:value-type="string" office:string-value="  &lt;card id=~ffab8b3d-5cc4-484a-aaa6-ade3652837de~ name=~Lightening the Loa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Discard one of your crew (except a Captain) from play to move your Ship to an adjacent Sea.~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ffab8b3d-5cc4-484a-aaa6-ade3652837de~ name=~Lightening the Loa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Discard one of your crew (except a Captain) from play to move your Ship to an adjacent Sea.~ /&gt;&lt;/card&gt;</text:p>
          </table:table-cell>
          <table:table-cell office:value-type="string" office:string-value=" &lt;Relationship Target=~/cards/ST_lighteningtheload.jpg~ Id=~Cffab8b3d-5cc4-484a-aaa6-ade3652837de~ Type=~http://schemas.octgn.org/picture~/&gt;" table:formula="of:=CONCATENATE(&quot; &lt;Relationship Target=~/cards/&quot;;[.D43];&quot;.jpg~ Id=~C&quot;;[.C43];&quot;~ Type=~http://schemas.octgn.org/picture~/&gt;&quot;)" table:style-name="ce1">
            <text:p><text:s/>&lt;Relationship Target=~/cards/ST_lighteningtheload.jpg~ Id=~Cffab8b3d-5cc4-484a-aaa6-ade3652837de~ Type=~http://schemas.octgn.org/picture~/&gt;</text:p>
          </table:table-cell>
          <table:table-cell office:value-type="string" table:style-name="ce1">
            <text:p>ffab8b3d-5cc4-484a-aaa6-ade3652837de</text:p>
          </table:table-cell>
          <table:table-cell office:value-type="string" table:style-name="ce1">
            <text:p>ST_lighteningtheload</text:p>
          </table:table-cell>
          <table:table-cell office:value-type="string" table:style-name="ce1">
            <text:p>Lightening the Loa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Villainous Captain. Discard one of your crew (except a Captain) from play to move your Ship to an adjacent Sea.</text:p>
          </table:table-cell>
          <table:table-cell table:number-columns-repeated="16361"/>
        </table:table-row>
        <table:table-row table:style-name="ro2">
          <table:table-cell office:value-type="string" office:string-value="  &lt;card id=~30b26c96-5e7b-46cd-8aaf-616582cf8c06~ name=~Listen!~&gt;&lt;property name=~Rarity~ value=~U~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more attachments than their Captain. Sink that crew.~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30b26c96-5e7b-46cd-8aaf-616582cf8c06~ name=~Listen!~&gt;&lt;property name=~Rarity~ value=~U~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more attachments than their Captain. Sink that crew.~ /&gt;&lt;/card&gt;</text:p>
          </table:table-cell>
          <table:table-cell office:value-type="string" office:string-value=" &lt;Relationship Target=~/cards/ST_listen.jpg~ Id=~C30b26c96-5e7b-46cd-8aaf-616582cf8c06~ Type=~http://schemas.octgn.org/picture~/&gt;" table:formula="of:=CONCATENATE(&quot; &lt;Relationship Target=~/cards/&quot;;[.D44];&quot;.jpg~ Id=~C&quot;;[.C44];&quot;~ Type=~http://schemas.octgn.org/picture~/&gt;&quot;)" table:style-name="ce1">
            <text:p><text:s/>&lt;Relationship Target=~/cards/ST_listen.jpg~ Id=~C30b26c96-5e7b-46cd-8aaf-616582cf8c06~ Type=~http://schemas.octgn.org/picture~/&gt;</text:p>
          </table:table-cell>
          <table:table-cell office:value-type="string" table:style-name="ce1">
            <text:p>30b26c96-5e7b-46cd-8aaf-616582cf8c06</text:p>
          </table:table-cell>
          <table:table-cell office:value-type="string" table:style-name="ce1">
            <text:p>ST_listen</text:p>
          </table:table-cell>
          <table:table-cell office:value-type="string" table:style-name="ce1">
            <text:p>Listen!</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crew with more attachments than their Captain. Sink that crew.</text:p>
          </table:table-cell>
          <table:table-cell table:number-columns-repeated="16361"/>
        </table:table-row>
        <table:table-row table:style-name="ro2">
          <table:table-cell office:value-type="string" office:string-value="  &lt;card id=~e9fb36cd-3828-44f1-9020-8cfa77547f9a~ name=~“Long Tall“ Harr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1~ /&gt;&lt;property name=~Crew Max~ value=~~ /&gt;&lt;property name=~Move Cost~ value=~~ /&gt;&lt;property name=~Faction~ value=~Sea Dogs~ /&gt;&lt;property name=~Text~ value=~Unique · Loyal · Topman When Harry tacks to pay Sailing to attempt a Boarding, the cancel cost of the Boarding is increased by 2.~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e9fb36cd-3828-44f1-9020-8cfa77547f9a~ name=~“Long Tall“ Harr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1~ /&gt;&lt;property name=~Crew Max~ value=~~ /&gt;&lt;property name=~Move Cost~ value=~~ /&gt;&lt;property name=~Faction~ value=~Sea Dogs~ /&gt;&lt;property name=~Text~ value=~Unique · Loyal · Topman When Harry tacks to pay Sailing to attempt a Boarding, the cancel cost of the Boarding is increased by 2.~ /&gt;&lt;/card&gt;</text:p>
          </table:table-cell>
          <table:table-cell office:value-type="string" office:string-value=" &lt;Relationship Target=~/cards/ST_longtallharry.jpg~ Id=~Ce9fb36cd-3828-44f1-9020-8cfa77547f9a~ Type=~http://schemas.octgn.org/picture~/&gt;" table:formula="of:=CONCATENATE(&quot; &lt;Relationship Target=~/cards/&quot;;[.D45];&quot;.jpg~ Id=~C&quot;;[.C45];&quot;~ Type=~http://schemas.octgn.org/picture~/&gt;&quot;)" table:style-name="ce1">
            <text:p><text:s/>&lt;Relationship Target=~/cards/ST_longtallharry.jpg~ Id=~Ce9fb36cd-3828-44f1-9020-8cfa77547f9a~ Type=~http://schemas.octgn.org/picture~/&gt;</text:p>
          </table:table-cell>
          <table:table-cell office:value-type="string" table:style-name="ce1">
            <text:p>e9fb36cd-3828-44f1-9020-8cfa77547f9a</text:p>
          </table:table-cell>
          <table:table-cell office:value-type="string" table:style-name="ce1">
            <text:p>ST_longtallharry</text:p>
          </table:table-cell>
          <table:table-cell office:value-type="string" table:style-name="ce1">
            <text:p>“Long Tall“ Harry</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Unique · Loyal · Topman When Harry tacks to pay Sailing to attempt a Boarding, the cancel cost of the Boarding is increased by 2.</text:p>
          </table:table-cell>
          <table:table-cell table:number-columns-repeated="16361"/>
        </table:table-row>
        <table:table-row table:style-name="ro2">
          <table:table-cell office:value-type="string" office:string-value="  &lt;card id=~1bd167b8-134b-4751-b54b-69e1c1bf9ed3~ name=~Montaigne Export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Frothing Sea and you have The River in play). crew Attachment: +3 Influenc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1bd167b8-134b-4751-b54b-69e1c1bf9ed3~ name=~Montaigne Export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Frothing Sea and you have The River in play). crew Attachment: +3 Influence.~ /&gt;&lt;/card&gt;</text:p>
          </table:table-cell>
          <table:table-cell office:value-type="string" office:string-value=" &lt;Relationship Target=~/cards/ST_montaigneexports.jpg~ Id=~C1bd167b8-134b-4751-b54b-69e1c1bf9ed3~ Type=~http://schemas.octgn.org/picture~/&gt;" table:formula="of:=CONCATENATE(&quot; &lt;Relationship Target=~/cards/&quot;;[.D46];&quot;.jpg~ Id=~C&quot;;[.C46];&quot;~ Type=~http://schemas.octgn.org/picture~/&gt;&quot;)" table:style-name="ce1">
            <text:p><text:s/>&lt;Relationship Target=~/cards/ST_montaigneexports.jpg~ Id=~C1bd167b8-134b-4751-b54b-69e1c1bf9ed3~ Type=~http://schemas.octgn.org/picture~/&gt;</text:p>
          </table:table-cell>
          <table:table-cell office:value-type="string" table:style-name="ce1">
            <text:p>1bd167b8-134b-4751-b54b-69e1c1bf9ed3</text:p>
          </table:table-cell>
          <table:table-cell office:value-type="string" table:style-name="ce1">
            <text:p>ST_montaigneexports</text:p>
          </table:table-cell>
          <table:table-cell office:value-type="string" table:style-name="ce1">
            <text:p>Montaigne Exports</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2 if completed in Frothing Sea and you have The River in play). crew Attachment: +3 Influence.</text:p>
          </table:table-cell>
          <table:table-cell table:number-columns-repeated="16361"/>
        </table:table-row>
        <table:table-row table:style-name="ro2">
          <table:table-cell office:value-type="string" office:string-value="  &lt;card id=~83a1e4d3-cdb7-436e-a749-ce5c2e926e6f~ name=~Musette Falisci~&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2~ /&gt;&lt;property name=~Crew Max~ value=~~ /&gt;&lt;property name=~Move Cost~ value=~~ /&gt;&lt;property name=~Faction~ value=~Brotherhood~ /&gt;&lt;property name=~Text~ value=~Loyal · Fate 1 Musette has -1 Adventuring for every Fate card you attach to her. You may not attach a Fate card to Musette if her Adventuring is less than 1.~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83a1e4d3-cdb7-436e-a749-ce5c2e926e6f~ name=~Musette Falisci~&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2~ /&gt;&lt;property name=~Crew Max~ value=~~ /&gt;&lt;property name=~Move Cost~ value=~~ /&gt;&lt;property name=~Faction~ value=~Brotherhood~ /&gt;&lt;property name=~Text~ value=~Loyal · Fate 1 Musette has -1 Adventuring for every Fate card you attach to her. You may not attach a Fate card to Musette if her Adventuring is less than 1.~ /&gt;&lt;/card&gt;</text:p>
          </table:table-cell>
          <table:table-cell office:value-type="string" office:string-value=" &lt;Relationship Target=~/cards/ST_musettefalisci.jpg~ Id=~C83a1e4d3-cdb7-436e-a749-ce5c2e926e6f~ Type=~http://schemas.octgn.org/picture~/&gt;" table:formula="of:=CONCATENATE(&quot; &lt;Relationship Target=~/cards/&quot;;[.D47];&quot;.jpg~ Id=~C&quot;;[.C47];&quot;~ Type=~http://schemas.octgn.org/picture~/&gt;&quot;)" table:style-name="ce1">
            <text:p><text:s/>&lt;Relationship Target=~/cards/ST_musettefalisci.jpg~ Id=~C83a1e4d3-cdb7-436e-a749-ce5c2e926e6f~ Type=~http://schemas.octgn.org/picture~/&gt;</text:p>
          </table:table-cell>
          <table:table-cell office:value-type="string" table:style-name="ce1">
            <text:p>83a1e4d3-cdb7-436e-a749-ce5c2e926e6f</text:p>
          </table:table-cell>
          <table:table-cell office:value-type="string" table:style-name="ce1">
            <text:p>ST_musettefalisci</text:p>
          </table:table-cell>
          <table:table-cell office:value-type="string" table:style-name="ce1">
            <text:p>Musette Falisci</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Loyal · Fate 1 Musette has -1 Adventuring for every Fate card you attach to her. You may not attach a Fate card to Musette if her Adventuring is less than 1.</text:p>
          </table:table-cell>
          <table:table-cell table:number-columns-repeated="16361"/>
        </table:table-row>
        <table:table-row table:style-name="ro2">
          <table:table-cell office:value-type="string" office:string-value="  &lt;card id=~4324d113-ce20-43ca-9400-325ee3933795~ name=~No Banter...~&gt;&lt;property name=~Rarity~ value=~C~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urn, other captains produce 1 less Influence when they tack to produce Influence (minimum 0).~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4324d113-ce20-43ca-9400-325ee3933795~ name=~No Banter...~&gt;&lt;property name=~Rarity~ value=~C~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urn, other captains produce 1 less Influence when they tack to produce Influence (minimum 0).~ /&gt;&lt;/card&gt;</text:p>
          </table:table-cell>
          <table:table-cell office:value-type="string" office:string-value=" &lt;Relationship Target=~/cards/ST_nobanter.jpg~ Id=~C4324d113-ce20-43ca-9400-325ee3933795~ Type=~http://schemas.octgn.org/picture~/&gt;" table:formula="of:=CONCATENATE(&quot; &lt;Relationship Target=~/cards/&quot;;[.D48];&quot;.jpg~ Id=~C&quot;;[.C48];&quot;~ Type=~http://schemas.octgn.org/picture~/&gt;&quot;)" table:style-name="ce1">
            <text:p><text:s/>&lt;Relationship Target=~/cards/ST_nobanter.jpg~ Id=~C4324d113-ce20-43ca-9400-325ee3933795~ Type=~http://schemas.octgn.org/picture~/&gt;</text:p>
          </table:table-cell>
          <table:table-cell office:value-type="string" table:style-name="ce1">
            <text:p>4324d113-ce20-43ca-9400-325ee3933795</text:p>
          </table:table-cell>
          <table:table-cell office:value-type="string" table:style-name="ce1">
            <text:p>ST_nobanter</text:p>
          </table:table-cell>
          <table:table-cell office:value-type="string" table:style-name="ce1">
            <text:p>No Banter...</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il the end of turn, other captains produce 1 less Influence when they tack to produce Influence (minimum 0).</text:p>
          </table:table-cell>
          <table:table-cell table:number-columns-repeated="16361"/>
        </table:table-row>
        <table:table-row table:style-name="ro2">
          <table:table-cell office:value-type="string" office:string-value="  &lt;card id=~224db8cd-ff63-45d0-8fe9-91a03dfdd7fa~ name=~...No Barter...~&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224db8cd-ff63-45d0-8fe9-91a03dfdd7fa~ name=~...No Barter...~&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office:value-type="string" office:string-value=" &lt;Relationship Target=~/cards/ST_nobarter.jpg~ Id=~C224db8cd-ff63-45d0-8fe9-91a03dfdd7fa~ Type=~http://schemas.octgn.org/picture~/&gt;" table:formula="of:=CONCATENATE(&quot; &lt;Relationship Target=~/cards/&quot;;[.D49];&quot;.jpg~ Id=~C&quot;;[.C49];&quot;~ Type=~http://schemas.octgn.org/picture~/&gt;&quot;)" table:style-name="ce1">
            <text:p><text:s/>&lt;Relationship Target=~/cards/ST_nobarter.jpg~ Id=~C224db8cd-ff63-45d0-8fe9-91a03dfdd7fa~ Type=~http://schemas.octgn.org/picture~/&gt;</text:p>
          </table:table-cell>
          <table:table-cell office:value-type="string" table:style-name="ce1">
            <text:p>224db8cd-ff63-45d0-8fe9-91a03dfdd7fa</text:p>
          </table:table-cell>
          <table:table-cell office:value-type="string" table:style-name="ce1">
            <text:p>ST_nobarter</text:p>
          </table:table-cell>
          <table:table-cell office:value-type="string" table:style-name="ce1">
            <text:p>...No Barter...</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16370" table:style-name="ce1"/>
        </table:table-row>
        <table:table-row table:style-name="ro2">
          <table:table-cell office:value-type="string" office:string-value="  &lt;card id=~df1160c4-a7ed-467f-a1a9-3e6e302a9e26~ name=~...No Quart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df1160c4-a7ed-467f-a1a9-3e6e302a9e26~ name=~...No Quart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office:value-type="string" office:string-value=" &lt;Relationship Target=~/cards/ST_noquarter.jpg~ Id=~Cdf1160c4-a7ed-467f-a1a9-3e6e302a9e26~ Type=~http://schemas.octgn.org/picture~/&gt;" table:formula="of:=CONCATENATE(&quot; &lt;Relationship Target=~/cards/&quot;;[.D50];&quot;.jpg~ Id=~C&quot;;[.C50];&quot;~ Type=~http://schemas.octgn.org/picture~/&gt;&quot;)" table:style-name="ce1">
            <text:p><text:s/>&lt;Relationship Target=~/cards/ST_noquarter.jpg~ Id=~Cdf1160c4-a7ed-467f-a1a9-3e6e302a9e26~ Type=~http://schemas.octgn.org/picture~/&gt;</text:p>
          </table:table-cell>
          <table:table-cell office:value-type="string" table:style-name="ce1">
            <text:p>df1160c4-a7ed-467f-a1a9-3e6e302a9e26</text:p>
          </table:table-cell>
          <table:table-cell office:value-type="string" table:style-name="ce1">
            <text:p>ST_noquarter</text:p>
          </table:table-cell>
          <table:table-cell office:value-type="string" table:style-name="ce1">
            <text:p>...No Quarter!</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16370" table:style-name="ce1"/>
        </table:table-row>
        <table:table-row table:style-name="ro2">
          <table:table-cell office:value-type="string" office:string-value="  &lt;card id=~4996b715-c524-4a9e-b56e-79bf47792ed9~ name=~Northern Allies~&gt;&lt;property name=~Rarity~ value=~U~ /&gt;&lt;property name=~Type~ value=~attachments~ /&gt;&lt;property name=~Cost~ value=~1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4996b715-c524-4a9e-b56e-79bf47792ed9~ name=~Northern Allies~&gt;&lt;property name=~Rarity~ value=~U~ /&gt;&lt;property name=~Type~ value=~attachments~ /&gt;&lt;property name=~Cost~ value=~1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 /&gt;&lt;/card&gt;</text:p>
          </table:table-cell>
          <table:table-cell office:value-type="string" office:string-value=" &lt;Relationship Target=~/cards/ST_northernallies.jpg~ Id=~C4996b715-c524-4a9e-b56e-79bf47792ed9~ Type=~http://schemas.octgn.org/picture~/&gt;" table:formula="of:=CONCATENATE(&quot; &lt;Relationship Target=~/cards/&quot;;[.D51];&quot;.jpg~ Id=~C&quot;;[.C51];&quot;~ Type=~http://schemas.octgn.org/picture~/&gt;&quot;)" table:style-name="ce1">
            <text:p><text:s/>&lt;Relationship Target=~/cards/ST_northernallies.jpg~ Id=~C4996b715-c524-4a9e-b56e-79bf47792ed9~ Type=~http://schemas.octgn.org/picture~/&gt;</text:p>
          </table:table-cell>
          <table:table-cell office:value-type="string" table:style-name="ce1">
            <text:p>4996b715-c524-4a9e-b56e-79bf47792ed9</text:p>
          </table:table-cell>
          <table:table-cell office:value-type="string" table:style-name="ce1">
            <text:p>ST_northernallies</text:p>
          </table:table-cell>
          <table:table-cell office:value-type="string" table:style-name="ce1">
            <text:p>Northern Allie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text:p>
          </table:table-cell>
          <table:table-cell table:number-columns-repeated="16361"/>
        </table:table-row>
        <table:table-row table:style-name="ro2">
          <table:table-cell office:value-type="string" office:string-value="  &lt;card id=~e9dd2c3e-ca36-4ff2-bbb5-a1fcf405140b~ name=~Oar Team~&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unaligned~ /&gt;&lt;property name=~Text~ value=~Rower · No attachments~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e9dd2c3e-ca36-4ff2-bbb5-a1fcf405140b~ name=~Oar Team~&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unaligned~ /&gt;&lt;property name=~Text~ value=~Rower · No attachments~ /&gt;&lt;/card&gt;</text:p>
          </table:table-cell>
          <table:table-cell office:value-type="string" office:string-value=" &lt;Relationship Target=~/cards/ST_oarteam.jpg~ Id=~Ce9dd2c3e-ca36-4ff2-bbb5-a1fcf405140b~ Type=~http://schemas.octgn.org/picture~/&gt;" table:formula="of:=CONCATENATE(&quot; &lt;Relationship Target=~/cards/&quot;;[.D52];&quot;.jpg~ Id=~C&quot;;[.C52];&quot;~ Type=~http://schemas.octgn.org/picture~/&gt;&quot;)" table:style-name="ce1">
            <text:p><text:s/>&lt;Relationship Target=~/cards/ST_oarteam.jpg~ Id=~Ce9dd2c3e-ca36-4ff2-bbb5-a1fcf405140b~ Type=~http://schemas.octgn.org/picture~/&gt;</text:p>
          </table:table-cell>
          <table:table-cell office:value-type="string" table:style-name="ce1">
            <text:p>e9dd2c3e-ca36-4ff2-bbb5-a1fcf405140b</text:p>
          </table:table-cell>
          <table:table-cell office:value-type="string" table:style-name="ce1">
            <text:p>ST_oarteam</text:p>
          </table:table-cell>
          <table:table-cell office:value-type="string" table:style-name="ce1">
            <text:p>Oar Team</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Rower · No attachments</text:p>
          </table:table-cell>
          <table:table-cell table:number-columns-repeated="16361"/>
        </table:table-row>
        <table:table-row table:style-name="ro2">
          <table:table-cell office:value-type="string" office:string-value="  &lt;card id=~a7b7a305-c9c7-4a1e-a5c4-58de3e98a7ce~ name=~Obscured by Smok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 when your Ship is suffering more than 7 Hits from a Cannon Attack. Reduce the Hits inflicted by the attack to 7.~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a7b7a305-c9c7-4a1e-a5c4-58de3e98a7ce~ name=~Obscured by Smok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 when your Ship is suffering more than 7 Hits from a Cannon Attack. Reduce the Hits inflicted by the attack to 7.~ /&gt;&lt;/card&gt;</text:p>
          </table:table-cell>
          <table:table-cell office:value-type="string" office:string-value=" &lt;Relationship Target=~/cards/ST_obscuredbythesmoke.jpg~ Id=~Ca7b7a305-c9c7-4a1e-a5c4-58de3e98a7ce~ Type=~http://schemas.octgn.org/picture~/&gt;" table:formula="of:=CONCATENATE(&quot; &lt;Relationship Target=~/cards/&quot;;[.D53];&quot;.jpg~ Id=~C&quot;;[.C53];&quot;~ Type=~http://schemas.octgn.org/picture~/&gt;&quot;)" table:style-name="ce1">
            <text:p><text:s/>&lt;Relationship Target=~/cards/ST_obscuredbythesmoke.jpg~ Id=~Ca7b7a305-c9c7-4a1e-a5c4-58de3e98a7ce~ Type=~http://schemas.octgn.org/picture~/&gt;</text:p>
          </table:table-cell>
          <table:table-cell office:value-type="string" table:style-name="ce1">
            <text:p>a7b7a305-c9c7-4a1e-a5c4-58de3e98a7ce</text:p>
          </table:table-cell>
          <table:table-cell office:value-type="string" table:style-name="ce1">
            <text:p>ST_obscuredbythesmoke</text:p>
          </table:table-cell>
          <table:table-cell office:value-type="string" table:style-name="ce1">
            <text:p>Obscured by Smok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Play when your Ship is suffering more than 7 Hits from a Cannon Attack. Reduce the Hits inflicted by the attack to 7.</text:p>
          </table:table-cell>
          <table:table-cell table:number-columns-repeated="16361"/>
        </table:table-row>
        <table:table-row table:style-name="ro2">
          <table:table-cell office:value-type="string" office:string-value="  &lt;card id=~fb4a1f84-35ab-4df0-ace0-10c6980d477d~ name=~Offensive Maneuve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rothing Sea). crew Attachment: This crew inflicts 2 extra hits during Boarding Attacks.~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fb4a1f84-35ab-4df0-ace0-10c6980d477d~ name=~Offensive Maneuve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rothing Sea). crew Attachment: This crew inflicts 2 extra hits during Boarding Attacks.~ /&gt;&lt;/card&gt;</text:p>
          </table:table-cell>
          <table:table-cell office:value-type="string" office:string-value=" &lt;Relationship Target=~/cards/ST_offensivemaneuvers.jpg~ Id=~Cfb4a1f84-35ab-4df0-ace0-10c6980d477d~ Type=~http://schemas.octgn.org/picture~/&gt;" table:formula="of:=CONCATENATE(&quot; &lt;Relationship Target=~/cards/&quot;;[.D54];&quot;.jpg~ Id=~C&quot;;[.C54];&quot;~ Type=~http://schemas.octgn.org/picture~/&gt;&quot;)" table:style-name="ce1">
            <text:p><text:s/>&lt;Relationship Target=~/cards/ST_offensivemaneuvers.jpg~ Id=~Cfb4a1f84-35ab-4df0-ace0-10c6980d477d~ Type=~http://schemas.octgn.org/picture~/&gt;</text:p>
          </table:table-cell>
          <table:table-cell office:value-type="string" table:style-name="ce1">
            <text:p>fb4a1f84-35ab-4df0-ace0-10c6980d477d</text:p>
          </table:table-cell>
          <table:table-cell office:value-type="string" table:style-name="ce1">
            <text:p>ST_offensivemaneuvers</text:p>
          </table:table-cell>
          <table:table-cell office:value-type="string" table:style-name="ce1">
            <text:p>Offensive Maneuver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rothing Sea). crew Attachment: This crew inflicts 2 extra hits during Boarding Attacks.</text:p>
          </table:table-cell>
          <table:table-cell table:number-columns-repeated="16361"/>
        </table:table-row>
        <table:table-row table:style-name="ro2">
          <table:table-cell office:value-type="string" office:string-value="  &lt;card id=~fe39e36c-0962-4d47-8e8e-9deeb8222fbb~ name=~The Ogr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1 or more) This crew has +1 Swashbuckling during Boardings.~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fe39e36c-0962-4d47-8e8e-9deeb8222fbb~ name=~The Ogr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1 or more) This crew has +1 Swashbuckling during Boardings.~ /&gt;&lt;/card&gt;</text:p>
          </table:table-cell>
          <table:table-cell office:value-type="string" office:string-value=" &lt;Relationship Target=~/cards/ST_theogre.jpg~ Id=~Cfe39e36c-0962-4d47-8e8e-9deeb8222fbb~ Type=~http://schemas.octgn.org/picture~/&gt;" table:formula="of:=CONCATENATE(&quot; &lt;Relationship Target=~/cards/&quot;;[.D55];&quot;.jpg~ Id=~C&quot;;[.C55];&quot;~ Type=~http://schemas.octgn.org/picture~/&gt;&quot;)" table:style-name="ce1">
            <text:p><text:s/>&lt;Relationship Target=~/cards/ST_theogre.jpg~ Id=~Cfe39e36c-0962-4d47-8e8e-9deeb8222fbb~ Type=~http://schemas.octgn.org/picture~/&gt;</text:p>
          </table:table-cell>
          <table:table-cell office:value-type="string" table:style-name="ce1">
            <text:p>fe39e36c-0962-4d47-8e8e-9deeb8222fbb</text:p>
          </table:table-cell>
          <table:table-cell office:value-type="string" table:style-name="ce1">
            <text:p>ST_theogre</text:p>
          </table:table-cell>
          <table:table-cell office:value-type="string" table:style-name="ce1">
            <text:p>The Ogr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1 Knack (May only be attached to a crew with Glamour 1 or more) This crew has +1 Swashbuckling during Boardings.</text:p>
          </table:table-cell>
          <table:table-cell table:number-columns-repeated="16361"/>
        </table:table-row>
        <table:table-row table:style-name="ro2">
          <table:table-cell office:value-type="string" office:string-value="  &lt;card id=~7ee09ae0-4c04-444a-8d59-1dae9d67ca3c~ name=~Panzerhand~&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7ee09ae0-4c04-444a-8d59-1dae9d67ca3c~ name=~Panzerhand~&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 /&gt;&lt;/card&gt;</text:p>
          </table:table-cell>
          <table:table-cell office:value-type="string" office:string-value=" &lt;Relationship Target=~/cards/ST_panzerhand.jpg~ Id=~C7ee09ae0-4c04-444a-8d59-1dae9d67ca3c~ Type=~http://schemas.octgn.org/picture~/&gt;" table:formula="of:=CONCATENATE(&quot; &lt;Relationship Target=~/cards/&quot;;[.D56];&quot;.jpg~ Id=~C&quot;;[.C56];&quot;~ Type=~http://schemas.octgn.org/picture~/&gt;&quot;)" table:style-name="ce1">
            <text:p><text:s/>&lt;Relationship Target=~/cards/ST_panzerhand.jpg~ Id=~C7ee09ae0-4c04-444a-8d59-1dae9d67ca3c~ Type=~http://schemas.octgn.org/picture~/&gt;</text:p>
          </table:table-cell>
          <table:table-cell office:value-type="string" table:style-name="ce1">
            <text:p>7ee09ae0-4c04-444a-8d59-1dae9d67ca3c</text:p>
          </table:table-cell>
          <table:table-cell office:value-type="string" table:style-name="ce1">
            <text:p>ST_panzerhand</text:p>
          </table:table-cell>
          <table:table-cell office:value-type="string" table:style-name="ce1">
            <text:p>Panzerhand</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text:p>
          </table:table-cell>
          <table:table-cell table:number-columns-repeated="16361"/>
        </table:table-row>
        <table:table-row table:style-name="ro2">
          <table:table-cell office:value-type="string" office:string-value="  &lt;card id=~a56f8c45-fda6-492a-9392-213e842d85ea~ name=~Please, Take Your Time~&gt;&lt;property name=~Rarity~ value=~U~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at player may draw 1 card. Move your Ship to a sea adjacent to your current Sea.~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a56f8c45-fda6-492a-9392-213e842d85ea~ name=~Please, Take Your Time~&gt;&lt;property name=~Rarity~ value=~U~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at player may draw 1 card. Move your Ship to a sea adjacent to your current Sea.~ /&gt;&lt;/card&gt;</text:p>
          </table:table-cell>
          <table:table-cell office:value-type="string" office:string-value=" &lt;Relationship Target=~/cards/ST_pleasetakeyourtime.jpg~ Id=~Ca56f8c45-fda6-492a-9392-213e842d85ea~ Type=~http://schemas.octgn.org/picture~/&gt;" table:formula="of:=CONCATENATE(&quot; &lt;Relationship Target=~/cards/&quot;;[.D57];&quot;.jpg~ Id=~C&quot;;[.C57];&quot;~ Type=~http://schemas.octgn.org/picture~/&gt;&quot;)" table:style-name="ce1">
            <text:p><text:s/>&lt;Relationship Target=~/cards/ST_pleasetakeyourtime.jpg~ Id=~Ca56f8c45-fda6-492a-9392-213e842d85ea~ Type=~http://schemas.octgn.org/picture~/&gt;</text:p>
          </table:table-cell>
          <table:table-cell office:value-type="string" table:style-name="ce1">
            <text:p>a56f8c45-fda6-492a-9392-213e842d85ea</text:p>
          </table:table-cell>
          <table:table-cell office:value-type="string" table:style-name="ce1">
            <text:p>ST_pleasetakeyourtime</text:p>
          </table:table-cell>
          <table:table-cell office:value-type="string" table:style-name="ce1">
            <text:p>Please, Take Your Time</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Target another player. That player may draw 1 card. Move your Ship to a sea adjacent to your current Sea.</text:p>
          </table:table-cell>
          <table:table-cell table:number-columns-repeated="16361"/>
        </table:table-row>
        <table:table-row table:style-name="ro2">
          <table:table-cell office:value-type="string" office:string-value="  &lt;card id=~919aac60-1261-4127-bdfd-314a05f39410~ name=~Pulling Through~&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1 or more) React: Discard this card to target one of your adventures up to a number of seas away equal to this crews Porte. You may immediately complete that Adventure as if your Ship were in that Sea.~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919aac60-1261-4127-bdfd-314a05f39410~ name=~Pulling Through~&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1 or more) React: Discard this card to target one of your adventures up to a number of seas away equal to this crews Porte. You may immediately complete that Adventure as if your Ship were in that Sea.~ /&gt;&lt;/card&gt;</text:p>
          </table:table-cell>
          <table:table-cell office:value-type="string" office:string-value=" &lt;Relationship Target=~/cards/ST_pullingthrough.jpg~ Id=~C919aac60-1261-4127-bdfd-314a05f39410~ Type=~http://schemas.octgn.org/picture~/&gt;" table:formula="of:=CONCATENATE(&quot; &lt;Relationship Target=~/cards/&quot;;[.D58];&quot;.jpg~ Id=~C&quot;;[.C58];&quot;~ Type=~http://schemas.octgn.org/picture~/&gt;&quot;)" table:style-name="ce1">
            <text:p><text:s/>&lt;Relationship Target=~/cards/ST_pullingthrough.jpg~ Id=~C919aac60-1261-4127-bdfd-314a05f39410~ Type=~http://schemas.octgn.org/picture~/&gt;</text:p>
          </table:table-cell>
          <table:table-cell office:value-type="string" table:style-name="ce1">
            <text:p>919aac60-1261-4127-bdfd-314a05f39410</text:p>
          </table:table-cell>
          <table:table-cell office:value-type="string" table:style-name="ce1">
            <text:p>ST_pullingthrough</text:p>
          </table:table-cell>
          <table:table-cell office:value-type="string" table:style-name="ce1">
            <text:p>Pulling Through</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1 Knack (May only be attached to a crew with Porte 1 or more) React: Discard this card to target one of your adventures up to a number of seas away equal to this crews Porte. You may immediately complete that Adventure as if your Ship were in that Sea.</text:p>
          </table:table-cell>
          <table:table-cell table:number-columns-repeated="16361"/>
        </table:table-row>
        <table:table-row table:style-name="ro2">
          <table:table-cell office:value-type="string" office:string-value="  &lt;card id=~08973e74-4810-4815-9b8e-e1102351c95b~ name=~Red the Adventur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2~ /&gt;&lt;property name=~Crew Max~ value=~~ /&gt;&lt;property name=~Move Cost~ value=~~ /&gt;&lt;property name=~Faction~ value=~unaligned~ /&gt;&lt;property name=~Text~ value=~Red gains +1 Adventuring for each Attachment card attached to her.~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08973e74-4810-4815-9b8e-e1102351c95b~ name=~Red the Adventur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2~ /&gt;&lt;property name=~Crew Max~ value=~~ /&gt;&lt;property name=~Move Cost~ value=~~ /&gt;&lt;property name=~Faction~ value=~unaligned~ /&gt;&lt;property name=~Text~ value=~Red gains +1 Adventuring for each Attachment card attached to her.~ /&gt;&lt;/card&gt;</text:p>
          </table:table-cell>
          <table:table-cell office:value-type="string" office:string-value=" &lt;Relationship Target=~/cards/ST_redtheadventurer.jpg~ Id=~C08973e74-4810-4815-9b8e-e1102351c95b~ Type=~http://schemas.octgn.org/picture~/&gt;" table:formula="of:=CONCATENATE(&quot; &lt;Relationship Target=~/cards/&quot;;[.D59];&quot;.jpg~ Id=~C&quot;;[.C59];&quot;~ Type=~http://schemas.octgn.org/picture~/&gt;&quot;)" table:style-name="ce1">
            <text:p><text:s/>&lt;Relationship Target=~/cards/ST_redtheadventurer.jpg~ Id=~C08973e74-4810-4815-9b8e-e1102351c95b~ Type=~http://schemas.octgn.org/picture~/&gt;</text:p>
          </table:table-cell>
          <table:table-cell office:value-type="string" table:style-name="ce1">
            <text:p>08973e74-4810-4815-9b8e-e1102351c95b</text:p>
          </table:table-cell>
          <table:table-cell office:value-type="string" table:style-name="ce1">
            <text:p>ST_redtheadventurer</text:p>
          </table:table-cell>
          <table:table-cell office:value-type="string" table:style-name="ce1">
            <text:p>Red the Adventurer</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ed gains +1 Adventuring for each Attachment card attached to her.</text:p>
          </table:table-cell>
          <table:table-cell table:number-columns-repeated="16361"/>
        </table:table-row>
        <table:table-row table:style-name="ro2">
          <table:table-cell office:value-type="string" office:string-value="  &lt;card id=~b3732bb4-3f01-4528-be87-3e57195166c9~ name=~Ring of Hono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2 if completed in Frothing Sea). Unique · Artifact · Heroic crew Attachment Tack Ring of Honor when one of your Heroic crew is tacking to absorb Hits during Boarding to absorb 3 Hits.~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b3732bb4-3f01-4528-be87-3e57195166c9~ name=~Ring of Hono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2 if completed in Frothing Sea). Unique · Artifact · Heroic crew Attachment Tack Ring of Honor when one of your Heroic crew is tacking to absorb Hits during Boarding to absorb 3 Hits.~ /&gt;&lt;/card&gt;</text:p>
          </table:table-cell>
          <table:table-cell office:value-type="string" office:string-value=" &lt;Relationship Target=~/cards/ST_ringofhonor.jpg~ Id=~Cb3732bb4-3f01-4528-be87-3e57195166c9~ Type=~http://schemas.octgn.org/picture~/&gt;" table:formula="of:=CONCATENATE(&quot; &lt;Relationship Target=~/cards/&quot;;[.D60];&quot;.jpg~ Id=~C&quot;;[.C60];&quot;~ Type=~http://schemas.octgn.org/picture~/&gt;&quot;)" table:style-name="ce1">
            <text:p><text:s/>&lt;Relationship Target=~/cards/ST_ringofhonor.jpg~ Id=~Cb3732bb4-3f01-4528-be87-3e57195166c9~ Type=~http://schemas.octgn.org/picture~/&gt;</text:p>
          </table:table-cell>
          <table:table-cell office:value-type="string" table:style-name="ce1">
            <text:p>b3732bb4-3f01-4528-be87-3e57195166c9</text:p>
          </table:table-cell>
          <table:table-cell office:value-type="string" table:style-name="ce1">
            <text:p>ST_ringofhonor</text:p>
          </table:table-cell>
          <table:table-cell office:value-type="string" table:style-name="ce1">
            <text:p>Ring of Hono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4 Adventuring (2 if completed in Frothing Sea). Unique · Artifact · Heroic crew Attachment Tack Ring of Honor when one of your Heroic crew is tacking to absorb Hits during Boarding to absorb 3 Hits.</text:p>
          </table:table-cell>
          <table:table-cell table:number-columns-repeated="16361"/>
        </table:table-row>
        <table:table-row table:style-name="ro2">
          <table:table-cell office:value-type="string" office:string-value="  &lt;card id=~adcddaad-cf07-4ccf-8e14-238c946b698d~ name=~Ring of Villany~&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1 if completed in the Forbidden Sea). Unique · Artifact · Villianous crew Attachment React: Tack Ring of Villany when one of your Villianous crew inflicts Hits during a Boarding. Inflict 3 extra Hits.~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adcddaad-cf07-4ccf-8e14-238c946b698d~ name=~Ring of Villany~&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1 if completed in the Forbidden Sea). Unique · Artifact · Villianous crew Attachment React: Tack Ring of Villany when one of your Villianous crew inflicts Hits during a Boarding. Inflict 3 extra Hits.~ /&gt;&lt;/card&gt;</text:p>
          </table:table-cell>
          <table:table-cell office:value-type="string" office:string-value=" &lt;Relationship Target=~/cards/ST_ringofvillainy.jpg~ Id=~Cadcddaad-cf07-4ccf-8e14-238c946b698d~ Type=~http://schemas.octgn.org/picture~/&gt;" table:formula="of:=CONCATENATE(&quot; &lt;Relationship Target=~/cards/&quot;;[.D61];&quot;.jpg~ Id=~C&quot;;[.C61];&quot;~ Type=~http://schemas.octgn.org/picture~/&gt;&quot;)" table:style-name="ce1">
            <text:p><text:s/>&lt;Relationship Target=~/cards/ST_ringofvillainy.jpg~ Id=~Cadcddaad-cf07-4ccf-8e14-238c946b698d~ Type=~http://schemas.octgn.org/picture~/&gt;</text:p>
          </table:table-cell>
          <table:table-cell office:value-type="string" table:style-name="ce1">
            <text:p>adcddaad-cf07-4ccf-8e14-238c946b698d</text:p>
          </table:table-cell>
          <table:table-cell office:value-type="string" table:style-name="ce1">
            <text:p>ST_ringofvillainy</text:p>
          </table:table-cell>
          <table:table-cell office:value-type="string" table:style-name="ce1">
            <text:p>Ring of Villany</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4 Adventuring (1 if completed in the Forbidden Sea). Unique · Artifact · Villianous crew Attachment React: Tack Ring of Villany when one of your Villianous crew inflicts Hits during a Boarding. Inflict 3 extra Hits.</text:p>
          </table:table-cell>
          <table:table-cell table:number-columns-repeated="16361"/>
        </table:table-row>
        <table:table-row table:style-name="ro2">
          <table:table-cell office:value-type="string" office:string-value="  &lt;card id=~fd82b44f-3dd4-4b16-9608-ddf5ad7ad456~ name=~The River~&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React: Tack The River when you are paying an Influence cost to produce 1 Influence. It cuts through the continent like a broad blade. Control it, and you control Theah.~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fd82b44f-3dd4-4b16-9608-ddf5ad7ad456~ name=~The River~&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React: Tack The River when you are paying an Influence cost to produce 1 Influence. It cuts through the continent like a broad blade. Control it, and you control Theah.~ /&gt;&lt;/card&gt;</text:p>
          </table:table-cell>
          <table:table-cell office:value-type="string" office:string-value=" &lt;Relationship Target=~/cards/ST_theriver.jpg~ Id=~Cfd82b44f-3dd4-4b16-9608-ddf5ad7ad456~ Type=~http://schemas.octgn.org/picture~/&gt;" table:formula="of:=CONCATENATE(&quot; &lt;Relationship Target=~/cards/&quot;;[.D62];&quot;.jpg~ Id=~C&quot;;[.C62];&quot;~ Type=~http://schemas.octgn.org/picture~/&gt;&quot;)" table:style-name="ce1">
            <text:p><text:s/>&lt;Relationship Target=~/cards/ST_theriver.jpg~ Id=~Cfd82b44f-3dd4-4b16-9608-ddf5ad7ad456~ Type=~http://schemas.octgn.org/picture~/&gt;</text:p>
          </table:table-cell>
          <table:table-cell office:value-type="string" table:style-name="ce1">
            <text:p>fd82b44f-3dd4-4b16-9608-ddf5ad7ad456</text:p>
          </table:table-cell>
          <table:table-cell office:value-type="string" table:style-name="ce1">
            <text:p>ST_theriver</text:p>
          </table:table-cell>
          <table:table-cell office:value-type="string" table:style-name="ce1">
            <text:p>The River</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 · Unique React: Tack The River when you are paying an Influence cost to produce 1 Influence. It cuts through the continent like a broad blade. Control it, and you control Theah.</text:p>
          </table:table-cell>
          <table:table-cell table:number-columns-repeated="16361"/>
        </table:table-row>
        <table:table-row table:style-name="ro2">
          <table:table-cell office:value-type="string" office:string-value="  &lt;card id=~2802edd6-ae2b-4bc5-b047-c0d3f688a8e4~ name=~Rognvald Brands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Vesten~ /&gt;&lt;property name=~Text~ value=~Unique · Heroic Rognvald gains +1 Influence for every completed Adventure you have in play.~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2802edd6-ae2b-4bc5-b047-c0d3f688a8e4~ name=~Rognvald Brands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Vesten~ /&gt;&lt;property name=~Text~ value=~Unique · Heroic Rognvald gains +1 Influence for every completed Adventure you have in play.~ /&gt;&lt;/card&gt;</text:p>
          </table:table-cell>
          <table:table-cell office:value-type="string" office:string-value=" &lt;Relationship Target=~/cards/ST_rognvaldbrandson.jpg~ Id=~C2802edd6-ae2b-4bc5-b047-c0d3f688a8e4~ Type=~http://schemas.octgn.org/picture~/&gt;" table:formula="of:=CONCATENATE(&quot; &lt;Relationship Target=~/cards/&quot;;[.D63];&quot;.jpg~ Id=~C&quot;;[.C63];&quot;~ Type=~http://schemas.octgn.org/picture~/&gt;&quot;)" table:style-name="ce1">
            <text:p><text:s/>&lt;Relationship Target=~/cards/ST_rognvaldbrandson.jpg~ Id=~C2802edd6-ae2b-4bc5-b047-c0d3f688a8e4~ Type=~http://schemas.octgn.org/picture~/&gt;</text:p>
          </table:table-cell>
          <table:table-cell office:value-type="string" table:style-name="ce1">
            <text:p>2802edd6-ae2b-4bc5-b047-c0d3f688a8e4</text:p>
          </table:table-cell>
          <table:table-cell office:value-type="string" table:style-name="ce1">
            <text:p>ST_rognvaldbrandson</text:p>
          </table:table-cell>
          <table:table-cell office:value-type="string" table:style-name="ce1">
            <text:p>Rognvald Brandson</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Vesten</text:p>
          </table:table-cell>
          <table:table-cell office:value-type="string" table:style-name="ce1">
            <text:p>Unique · Heroic Rognvald gains +1 Influence for every completed Adventure you have in play.</text:p>
          </table:table-cell>
          <table:table-cell table:number-columns-repeated="16361"/>
        </table:table-row>
        <table:table-row table:style-name="ro2">
          <table:table-cell office:value-type="string" office:string-value="  &lt;card id=~40194859-9012-4be0-90c3-497d79f38e31~ name=~Rosamonde du Montaign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Montaigne~ /&gt;&lt;property name=~Text~ value=~Experienced · Unique · Loyal React: Discard one card from your hand when you bring an Ally into play. You may attach that Ally to any Sea.~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40194859-9012-4be0-90c3-497d79f38e31~ name=~Rosamonde du Montaign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Montaigne~ /&gt;&lt;property name=~Text~ value=~Experienced · Unique · Loyal React: Discard one card from your hand when you bring an Ally into play. You may attach that Ally to any Sea.~ /&gt;&lt;/card&gt;</text:p>
          </table:table-cell>
          <table:table-cell office:value-type="string" office:string-value=" &lt;Relationship Target=~/cards/ST_rosamondedumontaigne.jpg~ Id=~C40194859-9012-4be0-90c3-497d79f38e31~ Type=~http://schemas.octgn.org/picture~/&gt;" table:formula="of:=CONCATENATE(&quot; &lt;Relationship Target=~/cards/&quot;;[.D64];&quot;.jpg~ Id=~C&quot;;[.C64];&quot;~ Type=~http://schemas.octgn.org/picture~/&gt;&quot;)" table:style-name="ce1">
            <text:p><text:s/>&lt;Relationship Target=~/cards/ST_rosamondedumontaigne.jpg~ Id=~C40194859-9012-4be0-90c3-497d79f38e31~ Type=~http://schemas.octgn.org/picture~/&gt;</text:p>
          </table:table-cell>
          <table:table-cell office:value-type="string" table:style-name="ce1">
            <text:p>40194859-9012-4be0-90c3-497d79f38e31</text:p>
          </table:table-cell>
          <table:table-cell office:value-type="string" table:style-name="ce1">
            <text:p>ST_rosamondedumontaigne</text:p>
          </table:table-cell>
          <table:table-cell office:value-type="string" table:style-name="ce1">
            <text:p>Rosamonde du Montaign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Experienced · Unique · Loyal React: Discard one card from your hand when you bring an Ally into play. You may attach that Ally to any Sea.</text:p>
          </table:table-cell>
          <table:table-cell table:number-columns-repeated="16361"/>
        </table:table-row>
        <table:table-row table:style-name="ro2">
          <table:table-cell office:value-type="string" office:string-value="  &lt;card id=~513a9d8b-7acd-4c91-852f-a54c50ca3958~ name=~Runed Ship's Wheel~&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2 if completed in Trade Sea). Unique · Artifact · Ship Attachment React: Tack the Ship's Wheel when you are targeted by a Weather card. Cancel the effects of that card.~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513a9d8b-7acd-4c91-852f-a54c50ca3958~ name=~Runed Ship's Wheel~&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2 if completed in Trade Sea). Unique · Artifact · Ship Attachment React: Tack the Ship's Wheel when you are targeted by a Weather card. Cancel the effects of that card.~ /&gt;&lt;/card&gt;</text:p>
          </table:table-cell>
          <table:table-cell office:value-type="string" office:string-value=" &lt;Relationship Target=~/cards/ST_runedshipswheel.jpg~ Id=~C513a9d8b-7acd-4c91-852f-a54c50ca3958~ Type=~http://schemas.octgn.org/picture~/&gt;" table:formula="of:=CONCATENATE(&quot; &lt;Relationship Target=~/cards/&quot;;[.D65];&quot;.jpg~ Id=~C&quot;;[.C65];&quot;~ Type=~http://schemas.octgn.org/picture~/&gt;&quot;)" table:style-name="ce1">
            <text:p><text:s/>&lt;Relationship Target=~/cards/ST_runedshipswheel.jpg~ Id=~C513a9d8b-7acd-4c91-852f-a54c50ca3958~ Type=~http://schemas.octgn.org/picture~/&gt;</text:p>
          </table:table-cell>
          <table:table-cell office:value-type="string" table:style-name="ce1">
            <text:p>513a9d8b-7acd-4c91-852f-a54c50ca3958</text:p>
          </table:table-cell>
          <table:table-cell office:value-type="string" table:style-name="ce1">
            <text:p>ST_runedshipswheel</text:p>
          </table:table-cell>
          <table:table-cell office:value-type="string" table:style-name="ce1">
            <text:p>Runed Ship's Wheel</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5 Adventuring (2 if completed in Trade Sea). Unique · Artifact · Ship Attachment React: Tack the Ship's Wheel when you are targeted by a Weather card. Cancel the effects of that card.</text:p>
          </table:table-cell>
          <table:table-cell table:number-columns-repeated="16361"/>
        </table:table-row>
        <table:table-row table:style-name="ro2">
          <table:table-cell office:value-type="string" office:string-value="  &lt;card id=~dd9b2afb-03ff-49e9-996c-654539cafacc~ name=~Santino Medran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3~ /&gt;&lt;property name=~Influence~ value=~0~ /&gt;&lt;property name=~Swashbuckling~ value=~1~ /&gt;&lt;property name=~Crew Max~ value=~~ /&gt;&lt;property name=~Move Cost~ value=~~ /&gt;&lt;property name=~Faction~ value=~Castille~ /&gt;&lt;property name=~Text~ value=~Instead of performing a Boarding Attack, Santino may tack to inflict 2 Hits on the other Ship in the Boarding.~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dd9b2afb-03ff-49e9-996c-654539cafacc~ name=~Santino Medran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3~ /&gt;&lt;property name=~Influence~ value=~0~ /&gt;&lt;property name=~Swashbuckling~ value=~1~ /&gt;&lt;property name=~Crew Max~ value=~~ /&gt;&lt;property name=~Move Cost~ value=~~ /&gt;&lt;property name=~Faction~ value=~Castille~ /&gt;&lt;property name=~Text~ value=~Instead of performing a Boarding Attack, Santino may tack to inflict 2 Hits on the other Ship in the Boarding.~ /&gt;&lt;/card&gt;</text:p>
          </table:table-cell>
          <table:table-cell office:value-type="string" office:string-value=" &lt;Relationship Target=~/cards/ST_santinomedrano.jpg~ Id=~Cdd9b2afb-03ff-49e9-996c-654539cafacc~ Type=~http://schemas.octgn.org/picture~/&gt;" table:formula="of:=CONCATENATE(&quot; &lt;Relationship Target=~/cards/&quot;;[.D66];&quot;.jpg~ Id=~C&quot;;[.C66];&quot;~ Type=~http://schemas.octgn.org/picture~/&gt;&quot;)" table:style-name="ce1">
            <text:p><text:s/>&lt;Relationship Target=~/cards/ST_santinomedrano.jpg~ Id=~Cdd9b2afb-03ff-49e9-996c-654539cafacc~ Type=~http://schemas.octgn.org/picture~/&gt;</text:p>
          </table:table-cell>
          <table:table-cell office:value-type="string" table:style-name="ce1">
            <text:p>dd9b2afb-03ff-49e9-996c-654539cafacc</text:p>
          </table:table-cell>
          <table:table-cell office:value-type="string" table:style-name="ce1">
            <text:p>ST_santinomedrano</text:p>
          </table:table-cell>
          <table:table-cell office:value-type="string" table:style-name="ce1">
            <text:p>Santino Medrano</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Instead of performing a Boarding Attack, Santino may tack to inflict 2 Hits on the other Ship in the Boarding.</text:p>
          </table:table-cell>
          <table:table-cell table:number-columns-repeated="16361"/>
        </table:table-row>
        <table:table-row table:style-name="ro2">
          <table:table-cell office:value-type="string" office:string-value="  &lt;card id=~f951150a-18b9-4ed3-b920-ccf48b2bda9d~ name=~Scarlet Launch~&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React: Tack Scarlet Launch when a Sea Attachment targets one of your cards. Negate the effects of that Sea Attachment. The crew of the Revensj doesn't punish their prisoners... they feed them to the sirens.~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f951150a-18b9-4ed3-b920-ccf48b2bda9d~ name=~Scarlet Launch~&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React: Tack Scarlet Launch when a Sea Attachment targets one of your cards. Negate the effects of that Sea Attachment. The crew of the Revensj doesn't punish their prisoners... they feed them to the sirens.~ /&gt;&lt;/card&gt;</text:p>
          </table:table-cell>
          <table:table-cell office:value-type="string" office:string-value=" &lt;Relationship Target=~/cards/ST_scarletlaunch.jpg~ Id=~Cf951150a-18b9-4ed3-b920-ccf48b2bda9d~ Type=~http://schemas.octgn.org/picture~/&gt;" table:formula="of:=CONCATENATE(&quot; &lt;Relationship Target=~/cards/&quot;;[.D67];&quot;.jpg~ Id=~C&quot;;[.C67];&quot;~ Type=~http://schemas.octgn.org/picture~/&gt;&quot;)" table:style-name="ce1">
            <text:p><text:s/>&lt;Relationship Target=~/cards/ST_scarletlaunch.jpg~ Id=~Cf951150a-18b9-4ed3-b920-ccf48b2bda9d~ Type=~http://schemas.octgn.org/picture~/&gt;</text:p>
          </table:table-cell>
          <table:table-cell office:value-type="string" table:style-name="ce1">
            <text:p>f951150a-18b9-4ed3-b920-ccf48b2bda9d</text:p>
          </table:table-cell>
          <table:table-cell office:value-type="string" table:style-name="ce1">
            <text:p>ST_scarletlaunch</text:p>
          </table:table-cell>
          <table:table-cell office:value-type="string" table:style-name="ce1">
            <text:p>Scarlet Launch</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Ship Attachment · Unique React: Tack Scarlet Launch when a Sea Attachment targets one of your cards. Negate the effects of that Sea Attachment. The crew of the Revensj doesn't punish their prisoners... they feed them to the sirens.</text:p>
          </table:table-cell>
          <table:table-cell table:number-columns-repeated="16361"/>
        </table:table-row>
        <table:table-row table:style-name="ro2">
          <table:table-cell office:value-type="string" office:string-value="  &lt;card id=~cf4fc6a4-5332-4b4a-9827-9712dfeec576~ name=~The Second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2 Adventuring (1 if completed in Trade Sea). crew Attachment: +4 Adventuring.~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cf4fc6a4-5332-4b4a-9827-9712dfeec576~ name=~The Second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2 Adventuring (1 if completed in Trade Sea). crew Attachment: +4 Adventuring.~ /&gt;&lt;/card&gt;</text:p>
          </table:table-cell>
          <table:table-cell office:value-type="string" office:string-value=" &lt;Relationship Target=~/cards/ST_thesecondswitch.jpg~ Id=~Ccf4fc6a4-5332-4b4a-9827-9712dfeec576~ Type=~http://schemas.octgn.org/picture~/&gt;" table:formula="of:=CONCATENATE(&quot; &lt;Relationship Target=~/cards/&quot;;[.D68];&quot;.jpg~ Id=~C&quot;;[.C68];&quot;~ Type=~http://schemas.octgn.org/picture~/&gt;&quot;)" table:style-name="ce1">
            <text:p><text:s/>&lt;Relationship Target=~/cards/ST_thesecondswitch.jpg~ Id=~Ccf4fc6a4-5332-4b4a-9827-9712dfeec576~ Type=~http://schemas.octgn.org/picture~/&gt;</text:p>
          </table:table-cell>
          <table:table-cell office:value-type="string" table:style-name="ce1">
            <text:p>cf4fc6a4-5332-4b4a-9827-9712dfeec576</text:p>
          </table:table-cell>
          <table:table-cell office:value-type="string" table:style-name="ce1">
            <text:p>ST_thesecondswitch</text:p>
          </table:table-cell>
          <table:table-cell office:value-type="string" table:style-name="ce1">
            <text:p>The Second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2 Adventuring (1 if completed in Trade Sea). crew Attachment: +4 Adventuring.</text:p>
          </table:table-cell>
          <table:table-cell table:number-columns-repeated="16361"/>
        </table:table-row>
        <table:table-row table:style-name="ro2">
          <table:table-cell office:value-type="string" office:string-value="  &lt;card id=~4f6d86ae-5696-431b-8896-0bc3389dcc8f~ name=~Sharp Shooter~&gt;&lt;property name=~Rarity~ value=~U~ /&gt;&lt;property name=~Type~ value=~actions~ /&gt;&lt;property name=~Cost~ value=~2~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Swashbuckling less than 3 tacks to absorb Hits from a Boarding Attack. Target and sink that crew.~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4f6d86ae-5696-431b-8896-0bc3389dcc8f~ name=~Sharp Shooter~&gt;&lt;property name=~Rarity~ value=~U~ /&gt;&lt;property name=~Type~ value=~actions~ /&gt;&lt;property name=~Cost~ value=~2~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Swashbuckling less than 3 tacks to absorb Hits from a Boarding Attack. Target and sink that crew.~ /&gt;&lt;/card&gt;</text:p>
          </table:table-cell>
          <table:table-cell office:value-type="string" office:string-value=" &lt;Relationship Target=~/cards/ST_sharpshooter.jpg~ Id=~C4f6d86ae-5696-431b-8896-0bc3389dcc8f~ Type=~http://schemas.octgn.org/picture~/&gt;" table:formula="of:=CONCATENATE(&quot; &lt;Relationship Target=~/cards/&quot;;[.D69];&quot;.jpg~ Id=~C&quot;;[.C69];&quot;~ Type=~http://schemas.octgn.org/picture~/&gt;&quot;)" table:style-name="ce1">
            <text:p><text:s/>&lt;Relationship Target=~/cards/ST_sharpshooter.jpg~ Id=~C4f6d86ae-5696-431b-8896-0bc3389dcc8f~ Type=~http://schemas.octgn.org/picture~/&gt;</text:p>
          </table:table-cell>
          <table:table-cell office:value-type="string" table:style-name="ce1">
            <text:p>4f6d86ae-5696-431b-8896-0bc3389dcc8f</text:p>
          </table:table-cell>
          <table:table-cell office:value-type="string" table:style-name="ce1">
            <text:p>ST_sharpshooter</text:p>
          </table:table-cell>
          <table:table-cell office:value-type="string" table:style-name="ce1">
            <text:p>Sharp Shooter</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 crew with Swashbuckling less than 3 tacks to absorb Hits from a Boarding Attack. Target and sink that crew.</text:p>
          </table:table-cell>
          <table:table-cell table:number-columns-repeated="16361"/>
        </table:table-row>
        <table:table-row table:style-name="ro2">
          <table:table-cell office:value-type="string" office:string-value="  &lt;card id=~556a1629-7941-492c-aec1-b0f1a57055fb~ name=~Shot Across the Bow~&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you perform a Cannon Attack against a ship. Reduce the Hits inflicted to 0 and attach this card to one of your crew which produced Cannon. This Attachment gives a +3 Cannon.~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556a1629-7941-492c-aec1-b0f1a57055fb~ name=~Shot Across the Bow~&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you perform a Cannon Attack against a ship. Reduce the Hits inflicted to 0 and attach this card to one of your crew which produced Cannon. This Attachment gives a +3 Cannon.~ /&gt;&lt;/card&gt;</text:p>
          </table:table-cell>
          <table:table-cell office:value-type="string" office:string-value=" &lt;Relationship Target=~/cards/ST_shotacrossthebow.jpg~ Id=~C556a1629-7941-492c-aec1-b0f1a57055fb~ Type=~http://schemas.octgn.org/picture~/&gt;" table:formula="of:=CONCATENATE(&quot; &lt;Relationship Target=~/cards/&quot;;[.D70];&quot;.jpg~ Id=~C&quot;;[.C70];&quot;~ Type=~http://schemas.octgn.org/picture~/&gt;&quot;)" table:style-name="ce1">
            <text:p><text:s/>&lt;Relationship Target=~/cards/ST_shotacrossthebow.jpg~ Id=~C556a1629-7941-492c-aec1-b0f1a57055fb~ Type=~http://schemas.octgn.org/picture~/&gt;</text:p>
          </table:table-cell>
          <table:table-cell office:value-type="string" table:style-name="ce1">
            <text:p>556a1629-7941-492c-aec1-b0f1a57055fb</text:p>
          </table:table-cell>
          <table:table-cell office:value-type="string" table:style-name="ce1">
            <text:p>ST_shotacrossthebow</text:p>
          </table:table-cell>
          <table:table-cell office:value-type="string" table:style-name="ce1">
            <text:p>Shot Across the Bow</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Heroic Captain. React: Play when you perform a Cannon Attack against a ship. Reduce the Hits inflicted to 0 and attach this card to one of your crew which produced Cannon. This Attachment gives a +3 Cannon.</text:p>
          </table:table-cell>
          <table:table-cell table:number-columns-repeated="16361"/>
        </table:table-row>
        <table:table-row table:style-name="ro2">
          <table:table-cell office:value-type="string" office:string-value="  &lt;card id=~e705f401-11e3-4c1e-abb5-78f968e10303~ name=~Sighted Pisto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tem · crew Attachment: This crew inflicts 2 extra hits during Boarding Attack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e705f401-11e3-4c1e-abb5-78f968e10303~ name=~Sighted Pisto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tem · crew Attachment: This crew inflicts 2 extra hits during Boarding Attacks.~ /&gt;&lt;/card&gt;</text:p>
          </table:table-cell>
          <table:table-cell office:value-type="string" office:string-value=" &lt;Relationship Target=~/cards/ST_sightedpistol.jpg~ Id=~Ce705f401-11e3-4c1e-abb5-78f968e10303~ Type=~http://schemas.octgn.org/picture~/&gt;" table:formula="of:=CONCATENATE(&quot; &lt;Relationship Target=~/cards/&quot;;[.D71];&quot;.jpg~ Id=~C&quot;;[.C71];&quot;~ Type=~http://schemas.octgn.org/picture~/&gt;&quot;)" table:style-name="ce1">
            <text:p><text:s/>&lt;Relationship Target=~/cards/ST_sightedpistol.jpg~ Id=~Ce705f401-11e3-4c1e-abb5-78f968e10303~ Type=~http://schemas.octgn.org/picture~/&gt;</text:p>
          </table:table-cell>
          <table:table-cell office:value-type="string" table:style-name="ce1">
            <text:p>e705f401-11e3-4c1e-abb5-78f968e10303</text:p>
          </table:table-cell>
          <table:table-cell office:value-type="string" table:style-name="ce1">
            <text:p>ST_sightedpistol</text:p>
          </table:table-cell>
          <table:table-cell office:value-type="string" table:style-name="ce1">
            <text:p>Sighted Pistol</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orbidden Sea). Item · crew Attachment: This crew inflicts 2 extra hits during Boarding Attacks.</text:p>
          </table:table-cell>
          <table:table-cell table:number-columns-repeated="16361"/>
        </table:table-row>
        <table:table-row table:style-name="ro2">
          <table:table-cell office:value-type="string" office:string-value="  &lt;card id=~809c24df-0443-43e4-b345-bd694f7793d2~ name=~Sigvaldi Svein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3~ /&gt;&lt;property name=~Crew Max~ value=~~ /&gt;&lt;property name=~Move Cost~ value=~~ /&gt;&lt;property name=~Faction~ value=~Vesten~ /&gt;&lt;property name=~Text~ value=~Unique React: Tack Sigvaldi when you push him forward to start a Boarding Attack. If Sigvaldi inflicts Hits with the Boarding Attack, he inflicts 3 extra Hits.~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809c24df-0443-43e4-b345-bd694f7793d2~ name=~Sigvaldi Svein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3~ /&gt;&lt;property name=~Crew Max~ value=~~ /&gt;&lt;property name=~Move Cost~ value=~~ /&gt;&lt;property name=~Faction~ value=~Vesten~ /&gt;&lt;property name=~Text~ value=~Unique React: Tack Sigvaldi when you push him forward to start a Boarding Attack. If Sigvaldi inflicts Hits with the Boarding Attack, he inflicts 3 extra Hits.~ /&gt;&lt;/card&gt;</text:p>
          </table:table-cell>
          <table:table-cell office:value-type="string" office:string-value=" &lt;Relationship Target=~/cards/ST_sigvaldisveinson.jpg~ Id=~C809c24df-0443-43e4-b345-bd694f7793d2~ Type=~http://schemas.octgn.org/picture~/&gt;" table:formula="of:=CONCATENATE(&quot; &lt;Relationship Target=~/cards/&quot;;[.D72];&quot;.jpg~ Id=~C&quot;;[.C72];&quot;~ Type=~http://schemas.octgn.org/picture~/&gt;&quot;)" table:style-name="ce1">
            <text:p><text:s/>&lt;Relationship Target=~/cards/ST_sigvaldisveinson.jpg~ Id=~C809c24df-0443-43e4-b345-bd694f7793d2~ Type=~http://schemas.octgn.org/picture~/&gt;</text:p>
          </table:table-cell>
          <table:table-cell office:value-type="string" table:style-name="ce1">
            <text:p>809c24df-0443-43e4-b345-bd694f7793d2</text:p>
          </table:table-cell>
          <table:table-cell office:value-type="string" table:style-name="ce1">
            <text:p>ST_sigvaldisveinson</text:p>
          </table:table-cell>
          <table:table-cell office:value-type="string" table:style-name="ce1">
            <text:p>Sigvaldi Sveinson</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React: Tack Sigvaldi when you push him forward to start a Boarding Attack. If Sigvaldi inflicts Hits with the Boarding Attack, he inflicts 3 extra Hits.</text:p>
          </table:table-cell>
          <table:table-cell table:number-columns-repeated="16361"/>
        </table:table-row>
        <table:table-row table:style-name="ro2">
          <table:table-cell office:value-type="string" office:string-value="  &lt;card id=~3166c0e3-13ad-4156-8be7-f73dd29a335a~ name=~Slashing Across the Deck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3 Adventuring (2 if completed in the Mirror). crew Attachment: +2 Swashbuckling. This crew inflicts 2 extra hits during Boarding Attacks.~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3166c0e3-13ad-4156-8be7-f73dd29a335a~ name=~Slashing Across the Deck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3 Adventuring (2 if completed in the Mirror). crew Attachment: +2 Swashbuckling. This crew inflicts 2 extra hits during Boarding Attacks.~ /&gt;&lt;/card&gt;</text:p>
          </table:table-cell>
          <table:table-cell office:value-type="string" office:string-value=" &lt;Relationship Target=~/cards/ST_slashingacrossthedecks.jpg~ Id=~C3166c0e3-13ad-4156-8be7-f73dd29a335a~ Type=~http://schemas.octgn.org/picture~/&gt;" table:formula="of:=CONCATENATE(&quot; &lt;Relationship Target=~/cards/&quot;;[.D73];&quot;.jpg~ Id=~C&quot;;[.C73];&quot;~ Type=~http://schemas.octgn.org/picture~/&gt;&quot;)" table:style-name="ce1">
            <text:p><text:s/>&lt;Relationship Target=~/cards/ST_slashingacrossthedecks.jpg~ Id=~C3166c0e3-13ad-4156-8be7-f73dd29a335a~ Type=~http://schemas.octgn.org/picture~/&gt;</text:p>
          </table:table-cell>
          <table:table-cell office:value-type="string" table:style-name="ce1">
            <text:p>3166c0e3-13ad-4156-8be7-f73dd29a335a</text:p>
          </table:table-cell>
          <table:table-cell office:value-type="string" table:style-name="ce1">
            <text:p>ST_slashingacrossthedecks</text:p>
          </table:table-cell>
          <table:table-cell office:value-type="string" table:style-name="ce1">
            <text:p>Slashing Across the Deck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3 Adventuring (2 if completed in the Mirror). crew Attachment: +2 Swashbuckling. This crew inflicts 2 extra hits during Boarding Attacks.</text:p>
          </table:table-cell>
          <table:table-cell table:number-columns-repeated="16361"/>
        </table:table-row>
        <table:table-row table:style-name="ro2">
          <table:table-cell office:value-type="string" office:string-value="  &lt;card id=~081e510b-a78a-4f5e-a429-73728ccef5e2~ name=~Spit in Death's Ey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Trade Sea). crew Attachment: You may draw one card immediately before this crew starts a Boarding Attack.~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081e510b-a78a-4f5e-a429-73728ccef5e2~ name=~Spit in Death's Ey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Trade Sea). crew Attachment: You may draw one card immediately before this crew starts a Boarding Attack.~ /&gt;&lt;/card&gt;</text:p>
          </table:table-cell>
          <table:table-cell office:value-type="string" office:string-value=" &lt;Relationship Target=~/cards/ST_spitindeathseye.jpg~ Id=~C081e510b-a78a-4f5e-a429-73728ccef5e2~ Type=~http://schemas.octgn.org/picture~/&gt;" table:formula="of:=CONCATENATE(&quot; &lt;Relationship Target=~/cards/&quot;;[.D74];&quot;.jpg~ Id=~C&quot;;[.C74];&quot;~ Type=~http://schemas.octgn.org/picture~/&gt;&quot;)" table:style-name="ce1">
            <text:p><text:s/>&lt;Relationship Target=~/cards/ST_spitindeathseye.jpg~ Id=~C081e510b-a78a-4f5e-a429-73728ccef5e2~ Type=~http://schemas.octgn.org/picture~/&gt;</text:p>
          </table:table-cell>
          <table:table-cell office:value-type="string" table:style-name="ce1">
            <text:p>081e510b-a78a-4f5e-a429-73728ccef5e2</text:p>
          </table:table-cell>
          <table:table-cell office:value-type="string" table:style-name="ce1">
            <text:p>ST_spitindeathseye</text:p>
          </table:table-cell>
          <table:table-cell office:value-type="string" table:style-name="ce1">
            <text:p>Spit in Death's Ey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the Trade Sea). crew Attachment: You may draw one card immediately before this crew starts a Boarding Attack.</text:p>
          </table:table-cell>
          <table:table-cell table:number-columns-repeated="16361"/>
        </table:table-row>
        <table:table-row table:style-name="ro2">
          <table:table-cell office:value-type="string" office:string-value="  &lt;card id=~07574a2a-9ec0-47b4-9dc0-09c2aa58435b~ name=~Stolen Documen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llegal · Item · crew Attachment: +1 Influence.~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07574a2a-9ec0-47b4-9dc0-09c2aa58435b~ name=~Stolen Documen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llegal · Item · crew Attachment: +1 Influence.~ /&gt;&lt;/card&gt;</text:p>
          </table:table-cell>
          <table:table-cell office:value-type="string" office:string-value=" &lt;Relationship Target=~/cards/ST_stolendocuments.jpg~ Id=~C07574a2a-9ec0-47b4-9dc0-09c2aa58435b~ Type=~http://schemas.octgn.org/picture~/&gt;" table:formula="of:=CONCATENATE(&quot; &lt;Relationship Target=~/cards/&quot;;[.D75];&quot;.jpg~ Id=~C&quot;;[.C75];&quot;~ Type=~http://schemas.octgn.org/picture~/&gt;&quot;)" table:style-name="ce1">
            <text:p><text:s/>&lt;Relationship Target=~/cards/ST_stolendocuments.jpg~ Id=~C07574a2a-9ec0-47b4-9dc0-09c2aa58435b~ Type=~http://schemas.octgn.org/picture~/&gt;</text:p>
          </table:table-cell>
          <table:table-cell office:value-type="string" table:style-name="ce1">
            <text:p>07574a2a-9ec0-47b4-9dc0-09c2aa58435b</text:p>
          </table:table-cell>
          <table:table-cell office:value-type="string" table:style-name="ce1">
            <text:p>ST_stolendocuments</text:p>
          </table:table-cell>
          <table:table-cell office:value-type="string" table:style-name="ce1">
            <text:p>Stolen Document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orbidden Sea). Illegal · Item · crew Attachment: +1 Influence.</text:p>
          </table:table-cell>
          <table:table-cell table:number-columns-repeated="16361"/>
        </table:table-row>
        <table:table-row table:style-name="ro2">
          <table:table-cell office:value-type="string" office:string-value="  &lt;card id=~b1f5d26e-2922-4d7e-af83-f137780373c8~ name=~Stolen Swor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2 Adventuring (1 if completed in the Frothing Sea). Illegal · Item · crew Attachment: +1 Swashbuckling. This crew inflicts 2 extra hits during Boarding Attacks.~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1f5d26e-2922-4d7e-af83-f137780373c8~ name=~Stolen Swor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2 Adventuring (1 if completed in the Frothing Sea). Illegal · Item · crew Attachment: +1 Swashbuckling. This crew inflicts 2 extra hits during Boarding Attacks.~ /&gt;&lt;/card&gt;</text:p>
          </table:table-cell>
          <table:table-cell office:value-type="string" office:string-value=" &lt;Relationship Target=~/cards/ST_stolensword.jpg~ Id=~Cb1f5d26e-2922-4d7e-af83-f137780373c8~ Type=~http://schemas.octgn.org/picture~/&gt;" table:formula="of:=CONCATENATE(&quot; &lt;Relationship Target=~/cards/&quot;;[.D76];&quot;.jpg~ Id=~C&quot;;[.C76];&quot;~ Type=~http://schemas.octgn.org/picture~/&gt;&quot;)" table:style-name="ce1">
            <text:p><text:s/>&lt;Relationship Target=~/cards/ST_stolensword.jpg~ Id=~Cb1f5d26e-2922-4d7e-af83-f137780373c8~ Type=~http://schemas.octgn.org/picture~/&gt;</text:p>
          </table:table-cell>
          <table:table-cell office:value-type="string" table:style-name="ce1">
            <text:p>b1f5d26e-2922-4d7e-af83-f137780373c8</text:p>
          </table:table-cell>
          <table:table-cell office:value-type="string" table:style-name="ce1">
            <text:p>ST_stolensword</text:p>
          </table:table-cell>
          <table:table-cell office:value-type="string" table:style-name="ce1">
            <text:p>Stolen Sword</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2 Adventuring (1 if completed in the Frothing Sea). Illegal · Item · crew Attachment: +1 Swashbuckling. This crew inflicts 2 extra hits during Boarding Attacks.</text:p>
          </table:table-cell>
          <table:table-cell table:number-columns-repeated="16361"/>
        </table:table-row>
        <table:table-row table:style-name="ro2">
          <table:table-cell office:value-type="string" office:string-value="  &lt;card id=~8c49f64d-670f-45ba-8d66-e9b95429d52e~ name=~That Hurts!~&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Sink one of your Ship attachments to absorb 5 Hits.~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8c49f64d-670f-45ba-8d66-e9b95429d52e~ name=~That Hurts!~&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Sink one of your Ship attachments to absorb 5 Hits.~ /&gt;&lt;/card&gt;</text:p>
          </table:table-cell>
          <table:table-cell office:value-type="string" office:string-value=" &lt;Relationship Target=~/cards/ST_thathurts.jpg~ Id=~C8c49f64d-670f-45ba-8d66-e9b95429d52e~ Type=~http://schemas.octgn.org/picture~/&gt;" table:formula="of:=CONCATENATE(&quot; &lt;Relationship Target=~/cards/&quot;;[.D77];&quot;.jpg~ Id=~C&quot;;[.C77];&quot;~ Type=~http://schemas.octgn.org/picture~/&gt;&quot;)" table:style-name="ce1">
            <text:p><text:s/>&lt;Relationship Target=~/cards/ST_thathurts.jpg~ Id=~C8c49f64d-670f-45ba-8d66-e9b95429d52e~ Type=~http://schemas.octgn.org/picture~/&gt;</text:p>
          </table:table-cell>
          <table:table-cell office:value-type="string" table:style-name="ce1">
            <text:p>8c49f64d-670f-45ba-8d66-e9b95429d52e</text:p>
          </table:table-cell>
          <table:table-cell office:value-type="string" table:style-name="ce1">
            <text:p>ST_thathurts</text:p>
          </table:table-cell>
          <table:table-cell office:value-type="string" table:style-name="ce1">
            <text:p>That Hurt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suffering Hits. Sink one of your Ship attachments to absorb 5 Hits.</text:p>
          </table:table-cell>
          <table:table-cell table:number-columns-repeated="16361"/>
        </table:table-row>
        <table:table-row table:style-name="ro2">
          <table:table-cell office:value-type="string" office:string-value="  &lt;card id=~521f8818-43e9-43a8-8613-de7167444bfd~ name=~Timothy le Beau~&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Montaigne~ /&gt;&lt;property name=~Text~ value=~Experienced · Unique · First Mate · Loyal · Porte 2 Act: Tack Timothy and target a Ship. Timothy inflicts 2 Hits on that Ship.~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521f8818-43e9-43a8-8613-de7167444bfd~ name=~Timothy le Beau~&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Montaigne~ /&gt;&lt;property name=~Text~ value=~Experienced · Unique · First Mate · Loyal · Porte 2 Act: Tack Timothy and target a Ship. Timothy inflicts 2 Hits on that Ship.~ /&gt;&lt;/card&gt;</text:p>
          </table:table-cell>
          <table:table-cell office:value-type="string" office:string-value=" &lt;Relationship Target=~/cards/ST_timothylebeau.jpg~ Id=~C521f8818-43e9-43a8-8613-de7167444bfd~ Type=~http://schemas.octgn.org/picture~/&gt;" table:formula="of:=CONCATENATE(&quot; &lt;Relationship Target=~/cards/&quot;;[.D78];&quot;.jpg~ Id=~C&quot;;[.C78];&quot;~ Type=~http://schemas.octgn.org/picture~/&gt;&quot;)" table:style-name="ce1">
            <text:p><text:s/>&lt;Relationship Target=~/cards/ST_timothylebeau.jpg~ Id=~C521f8818-43e9-43a8-8613-de7167444bfd~ Type=~http://schemas.octgn.org/picture~/&gt;</text:p>
          </table:table-cell>
          <table:table-cell office:value-type="string" table:style-name="ce1">
            <text:p>521f8818-43e9-43a8-8613-de7167444bfd</text:p>
          </table:table-cell>
          <table:table-cell office:value-type="string" table:style-name="ce1">
            <text:p>ST_timothylebeau</text:p>
          </table:table-cell>
          <table:table-cell office:value-type="string" table:style-name="ce1">
            <text:p>Timothy le Beau</text:p>
          </table:table-cell>
          <table:table-cell office:value-type="string" table:style-name="ce1">
            <text:p>F</text:p>
          </table:table-cell>
          <table:table-cell office:value-type="string" table:style-name="ce1">
            <text:p>crew</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First Mate · Loyal · Porte 2 Act: Tack Timothy and target a Ship. Timothy inflicts 2 Hits on that Ship.</text:p>
          </table:table-cell>
          <table:table-cell table:number-columns-repeated="16361"/>
        </table:table-row>
        <table:table-row table:style-name="ro2">
          <table:table-cell office:value-type="string" office:string-value="  &lt;card id=~20c35dd1-f992-4120-ac27-40b7b1109b65~ name=~To Fight Another Day~&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discarding or sinking one of your Sea attachments. Your Sea Attachment remains in play.~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20c35dd1-f992-4120-ac27-40b7b1109b65~ name=~To Fight Another Day~&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discarding or sinking one of your Sea attachments. Your Sea Attachment remains in play.~ /&gt;&lt;/card&gt;</text:p>
          </table:table-cell>
          <table:table-cell office:value-type="string" office:string-value=" &lt;Relationship Target=~/cards/ST_tofightanotherday.jpg~ Id=~C20c35dd1-f992-4120-ac27-40b7b1109b65~ Type=~http://schemas.octgn.org/picture~/&gt;" table:formula="of:=CONCATENATE(&quot; &lt;Relationship Target=~/cards/&quot;;[.D79];&quot;.jpg~ Id=~C&quot;;[.C79];&quot;~ Type=~http://schemas.octgn.org/picture~/&gt;&quot;)" table:style-name="ce1">
            <text:p><text:s/>&lt;Relationship Target=~/cards/ST_tofightanotherday.jpg~ Id=~C20c35dd1-f992-4120-ac27-40b7b1109b65~ Type=~http://schemas.octgn.org/picture~/&gt;</text:p>
          </table:table-cell>
          <table:table-cell office:value-type="string" table:style-name="ce1">
            <text:p>20c35dd1-f992-4120-ac27-40b7b1109b65</text:p>
          </table:table-cell>
          <table:table-cell office:value-type="string" table:style-name="ce1">
            <text:p>ST_tofightanotherday</text:p>
          </table:table-cell>
          <table:table-cell office:value-type="string" table:style-name="ce1">
            <text:p>To Fight Another Day</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other player is discarding or sinking one of your Sea attachments. Your Sea Attachment remains in play.</text:p>
          </table:table-cell>
          <table:table-cell table:number-columns-repeated="16361"/>
        </table:table-row>
        <table:table-row table:style-name="ro2">
          <table:table-cell office:value-type="string" office:string-value="  &lt;card id=~3c18ce52-64e7-4e8a-86fd-df3db3415a50~ name=~Tugging the Strand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3c18ce52-64e7-4e8a-86fd-df3db3415a50~ name=~Tugging the Strand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 /&gt;&lt;/card&gt;</text:p>
          </table:table-cell>
          <table:table-cell office:value-type="string" office:string-value=" &lt;Relationship Target=~/cards/ST_tuggingthestrands.jpg~ Id=~C3c18ce52-64e7-4e8a-86fd-df3db3415a50~ Type=~http://schemas.octgn.org/picture~/&gt;" table:formula="of:=CONCATENATE(&quot; &lt;Relationship Target=~/cards/&quot;;[.D80];&quot;.jpg~ Id=~C&quot;;[.C80];&quot;~ Type=~http://schemas.octgn.org/picture~/&gt;&quot;)" table:style-name="ce1">
            <text:p><text:s/>&lt;Relationship Target=~/cards/ST_tuggingthestrands.jpg~ Id=~C3c18ce52-64e7-4e8a-86fd-df3db3415a50~ Type=~http://schemas.octgn.org/picture~/&gt;</text:p>
          </table:table-cell>
          <table:table-cell office:value-type="string" table:style-name="ce1">
            <text:p>3c18ce52-64e7-4e8a-86fd-df3db3415a50</text:p>
          </table:table-cell>
          <table:table-cell office:value-type="string" table:style-name="ce1">
            <text:p>ST_tuggingthestrands</text:p>
          </table:table-cell>
          <table:table-cell office:value-type="string" table:style-name="ce1">
            <text:p>Tugging the Strand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text:p>
          </table:table-cell>
          <table:table-cell table:number-columns-repeated="16361"/>
        </table:table-row>
        <table:table-row table:style-name="ro2">
          <table:table-cell office:value-type="string" office:string-value="  &lt;card id=~840b2fe1-c7ac-4e40-a785-5cf65a0d7818~ name=~Unexpected Hero~&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only be attached to a Cew with the No attachments trait. This crew no longer has the No attachments trait.~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840b2fe1-c7ac-4e40-a785-5cf65a0d7818~ name=~Unexpected Hero~&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only be attached to a Cew with the No attachments trait. This crew no longer has the No attachments trait.~ /&gt;&lt;/card&gt;</text:p>
          </table:table-cell>
          <table:table-cell office:value-type="string" office:string-value=" &lt;Relationship Target=~/cards/ST_unexpectedhero.jpg~ Id=~C840b2fe1-c7ac-4e40-a785-5cf65a0d7818~ Type=~http://schemas.octgn.org/picture~/&gt;" table:formula="of:=CONCATENATE(&quot; &lt;Relationship Target=~/cards/&quot;;[.D81];&quot;.jpg~ Id=~C&quot;;[.C81];&quot;~ Type=~http://schemas.octgn.org/picture~/&gt;&quot;)" table:style-name="ce1">
            <text:p><text:s/>&lt;Relationship Target=~/cards/ST_unexpectedhero.jpg~ Id=~C840b2fe1-c7ac-4e40-a785-5cf65a0d7818~ Type=~http://schemas.octgn.org/picture~/&gt;</text:p>
          </table:table-cell>
          <table:table-cell office:value-type="string" table:style-name="ce1">
            <text:p>840b2fe1-c7ac-4e40-a785-5cf65a0d7818</text:p>
          </table:table-cell>
          <table:table-cell office:value-type="string" table:style-name="ce1">
            <text:p>ST_unexpectedhero</text:p>
          </table:table-cell>
          <table:table-cell office:value-type="string" table:style-name="ce1">
            <text:p>Unexpected Hero</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This card may only be attached to a Cew with the No attachments trait. This crew no longer has the No attachments trait.</text:p>
          </table:table-cell>
          <table:table-cell table:number-columns-repeated="16361"/>
        </table:table-row>
        <table:table-row table:style-name="ro2">
          <table:table-cell office:value-type="string" office:string-value="  &lt;card id=~b0317e46-3b87-428b-871a-a01e050bd876~ name=~Valkyri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Loyal · No attachments When Valkyries tack to absorb hits, they absorb 2 extra Hits. Valkyries inflict 1 extra hit during Boarding Attacks.~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b0317e46-3b87-428b-871a-a01e050bd876~ name=~Valkyri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Loyal · No attachments When Valkyries tack to absorb hits, they absorb 2 extra Hits. Valkyries inflict 1 extra hit during Boarding Attacks.~ /&gt;&lt;/card&gt;</text:p>
          </table:table-cell>
          <table:table-cell office:value-type="string" office:string-value=" &lt;Relationship Target=~/cards/ST_valkyries.jpg~ Id=~Cb0317e46-3b87-428b-871a-a01e050bd876~ Type=~http://schemas.octgn.org/picture~/&gt;" table:formula="of:=CONCATENATE(&quot; &lt;Relationship Target=~/cards/&quot;;[.D82];&quot;.jpg~ Id=~C&quot;;[.C82];&quot;~ Type=~http://schemas.octgn.org/picture~/&gt;&quot;)" table:style-name="ce1">
            <text:p><text:s/>&lt;Relationship Target=~/cards/ST_valkyries.jpg~ Id=~Cb0317e46-3b87-428b-871a-a01e050bd876~ Type=~http://schemas.octgn.org/picture~/&gt;</text:p>
          </table:table-cell>
          <table:table-cell office:value-type="string" table:style-name="ce1">
            <text:p>b0317e46-3b87-428b-871a-a01e050bd876</text:p>
          </table:table-cell>
          <table:table-cell office:value-type="string" table:style-name="ce1">
            <text:p>ST_valkyries</text:p>
          </table:table-cell>
          <table:table-cell office:value-type="string" table:style-name="ce1">
            <text:p>Valkyrie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Loyal · No attachments When Valkyries tack to absorb hits, they absorb 2 extra Hits. Valkyries inflict 1 extra hit during Boarding Attacks.</text:p>
          </table:table-cell>
          <table:table-cell table:number-columns-repeated="16361"/>
        </table:table-row>
        <table:table-row table:style-name="ro2">
          <table:table-cell office:value-type="string" office:string-value="  &lt;card id=~f11f8be1-633c-4d05-8cd4-055ee4c8e27c~ name=~Vesten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 Figurehead Act: Tack the Vesten Figurehead while you have 3 or more completed adventures in play to target another Ship in this Sea. You inflict a 2 Hit Cannon Attack on that Ship.~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f11f8be1-633c-4d05-8cd4-055ee4c8e27c~ name=~Vesten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 Figurehead Act: Tack the Vesten Figurehead while you have 3 or more completed adventures in play to target another Ship in this Sea. You inflict a 2 Hit Cannon Attack on that Ship.~ /&gt;&lt;/card&gt;</text:p>
          </table:table-cell>
          <table:table-cell office:value-type="string" office:string-value=" &lt;Relationship Target=~/cards/ST_vestenfigurehead.jpg~ Id=~Cf11f8be1-633c-4d05-8cd4-055ee4c8e27c~ Type=~http://schemas.octgn.org/picture~/&gt;" table:formula="of:=CONCATENATE(&quot; &lt;Relationship Target=~/cards/&quot;;[.D83];&quot;.jpg~ Id=~C&quot;;[.C83];&quot;~ Type=~http://schemas.octgn.org/picture~/&gt;&quot;)" table:style-name="ce1">
            <text:p><text:s/>&lt;Relationship Target=~/cards/ST_vestenfigurehead.jpg~ Id=~Cf11f8be1-633c-4d05-8cd4-055ee4c8e27c~ Type=~http://schemas.octgn.org/picture~/&gt;</text:p>
          </table:table-cell>
          <table:table-cell office:value-type="string" table:style-name="ce1">
            <text:p>f11f8be1-633c-4d05-8cd4-055ee4c8e27c</text:p>
          </table:table-cell>
          <table:table-cell office:value-type="string" table:style-name="ce1">
            <text:p>ST_vestenfigurehead</text:p>
          </table:table-cell>
          <table:table-cell office:value-type="string" table:style-name="ce1">
            <text:p>Vesten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Ship Attachment · Unique · Figurehead Act: Tack the Vesten Figurehead while you have 3 or more completed adventures in play to target another Ship in this Sea. You inflict a 2 Hit Cannon Attack on that Ship.</text:p>
          </table:table-cell>
          <table:table-cell table:number-columns-repeated="16361"/>
        </table:table-row>
        <table:table-row table:style-name="ro2">
          <table:table-cell office:value-type="string" office:string-value="  &lt;card id=~a2acb349-4c74-4c2e-bb84-d259d8185780~ name=~Vesten Prid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your Vesten crew inflict 1 extra Hit during Boarding Attacks. If there is another Vesten Ship in play, then until the end of the turn your Vesten crew inflict 1 extra Hit during Boarding Attacks (2 extra Hits total).~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a2acb349-4c74-4c2e-bb84-d259d8185780~ name=~Vesten Prid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your Vesten crew inflict 1 extra Hit during Boarding Attacks. If there is another Vesten Ship in play, then until the end of the turn your Vesten crew inflict 1 extra Hit during Boarding Attacks (2 extra Hits total).~ /&gt;&lt;/card&gt;</text:p>
          </table:table-cell>
          <table:table-cell office:value-type="string" office:string-value=" &lt;Relationship Target=~/cards/ST_vestenpride.jpg~ Id=~Ca2acb349-4c74-4c2e-bb84-d259d8185780~ Type=~http://schemas.octgn.org/picture~/&gt;" table:formula="of:=CONCATENATE(&quot; &lt;Relationship Target=~/cards/&quot;;[.D84];&quot;.jpg~ Id=~C&quot;;[.C84];&quot;~ Type=~http://schemas.octgn.org/picture~/&gt;&quot;)" table:style-name="ce1">
            <text:p><text:s/>&lt;Relationship Target=~/cards/ST_vestenpride.jpg~ Id=~Ca2acb349-4c74-4c2e-bb84-d259d8185780~ Type=~http://schemas.octgn.org/picture~/&gt;</text:p>
          </table:table-cell>
          <table:table-cell office:value-type="string" table:style-name="ce1">
            <text:p>a2acb349-4c74-4c2e-bb84-d259d8185780</text:p>
          </table:table-cell>
          <table:table-cell office:value-type="string" table:style-name="ce1">
            <text:p>ST_vestenpride</text:p>
          </table:table-cell>
          <table:table-cell office:value-type="string" table:style-name="ce1">
            <text:p>Vesten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il the end of the turn, your Vesten crew inflict 1 extra Hit during Boarding Attacks. If there is another Vesten Ship in play, then until the end of the turn your Vesten crew inflict 1 extra Hit during Boarding Attacks (2 extra Hits total).</text:p>
          </table:table-cell>
          <table:table-cell table:number-columns-repeated="16361"/>
        </table:table-row>
        <table:table-row table:style-name="ro2">
          <table:table-cell office:value-type="string" office:string-value="  &lt;card id=~806b2486-e989-4135-b945-8af26a688ef9~ name=~Victory for the Bol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complete an Adventure if there is another Ship in this Sea. Move your Ship to an adjacent Sea.~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806b2486-e989-4135-b945-8af26a688ef9~ name=~Victory for the Bol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complete an Adventure if there is another Ship in this Sea. Move your Ship to an adjacent Sea.~ /&gt;&lt;/card&gt;</text:p>
          </table:table-cell>
          <table:table-cell office:value-type="string" office:string-value=" &lt;Relationship Target=~/cards/ST_victoryforthebold.jpg~ Id=~C806b2486-e989-4135-b945-8af26a688ef9~ Type=~http://schemas.octgn.org/picture~/&gt;" table:formula="of:=CONCATENATE(&quot; &lt;Relationship Target=~/cards/&quot;;[.D85];&quot;.jpg~ Id=~C&quot;;[.C85];&quot;~ Type=~http://schemas.octgn.org/picture~/&gt;&quot;)" table:style-name="ce1">
            <text:p><text:s/>&lt;Relationship Target=~/cards/ST_victoryforthebold.jpg~ Id=~C806b2486-e989-4135-b945-8af26a688ef9~ Type=~http://schemas.octgn.org/picture~/&gt;</text:p>
          </table:table-cell>
          <table:table-cell office:value-type="string" table:style-name="ce1">
            <text:p>806b2486-e989-4135-b945-8af26a688ef9</text:p>
          </table:table-cell>
          <table:table-cell office:value-type="string" table:style-name="ce1">
            <text:p>ST_victoryforthebold</text:p>
          </table:table-cell>
          <table:table-cell office:value-type="string" table:style-name="ce1">
            <text:p>Victory for the Bol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you complete an Adventure if there is another Ship in this Sea. Move your Ship to an adjacent Sea.</text:p>
          </table:table-cell>
          <table:table-cell table:number-columns-repeated="16361"/>
        </table:table-row>
        <table:table-row table:style-name="ro2">
          <table:table-cell office:value-type="string" office:string-value="  &lt;card id=~f843f6ab-8441-45f4-ad12-710488c5d42c~ name=~Vodanken's Breath~&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ea. Until the end of this turn, ships suffer 3 Hits when they enter that Sea. ships may avoid suffering these Hits by paying Sailing equal to their move cost.~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f843f6ab-8441-45f4-ad12-710488c5d42c~ name=~Vodanken's Breath~&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ea. Until the end of this turn, ships suffer 3 Hits when they enter that Sea. ships may avoid suffering these Hits by paying Sailing equal to their move cost.~ /&gt;&lt;/card&gt;</text:p>
          </table:table-cell>
          <table:table-cell office:value-type="string" office:string-value=" &lt;Relationship Target=~/cards/ST_vodankensbreath.jpg~ Id=~Cf843f6ab-8441-45f4-ad12-710488c5d42c~ Type=~http://schemas.octgn.org/picture~/&gt;" table:formula="of:=CONCATENATE(&quot; &lt;Relationship Target=~/cards/&quot;;[.D86];&quot;.jpg~ Id=~C&quot;;[.C86];&quot;~ Type=~http://schemas.octgn.org/picture~/&gt;&quot;)" table:style-name="ce1">
            <text:p><text:s/>&lt;Relationship Target=~/cards/ST_vodankensbreath.jpg~ Id=~Cf843f6ab-8441-45f4-ad12-710488c5d42c~ Type=~http://schemas.octgn.org/picture~/&gt;</text:p>
          </table:table-cell>
          <table:table-cell office:value-type="string" table:style-name="ce1">
            <text:p>f843f6ab-8441-45f4-ad12-710488c5d42c</text:p>
          </table:table-cell>
          <table:table-cell office:value-type="string" table:style-name="ce1">
            <text:p>ST_vodankensbreath</text:p>
          </table:table-cell>
          <table:table-cell office:value-type="string" table:style-name="ce1">
            <text:p>Vodanken's Breath</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 Sea. Until the end of this turn, ships suffer 3 Hits when they enter that Sea. ships may avoid suffering these Hits by paying Sailing equal to their move cost.</text:p>
          </table:table-cell>
          <table:table-cell table:number-columns-repeated="16361"/>
        </table:table-row>
        <table:table-row table:style-name="ro2">
          <table:table-cell office:value-type="string" office:string-value="  &lt;card id=~872cbca4-2b51-4611-ba32-31541977cd85~ name=~Willie Wilcox~&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3~ /&gt;&lt;property name=~Crew Max~ value=~~ /&gt;&lt;property name=~Move Cost~ value=~~ /&gt;&lt;property name=~Faction~ value=~Brotherhood~ /&gt;&lt;property name=~Text~ value=~Willie inflicts 2 extra Hits during Boarding Attacks.~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872cbca4-2b51-4611-ba32-31541977cd85~ name=~Willie Wilcox~&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3~ /&gt;&lt;property name=~Crew Max~ value=~~ /&gt;&lt;property name=~Move Cost~ value=~~ /&gt;&lt;property name=~Faction~ value=~Brotherhood~ /&gt;&lt;property name=~Text~ value=~Willie inflicts 2 extra Hits during Boarding Attacks.~ /&gt;&lt;/card&gt;</text:p>
          </table:table-cell>
          <table:table-cell office:value-type="string" office:string-value=" &lt;Relationship Target=~/cards/ST_williewilcox.jpg~ Id=~C872cbca4-2b51-4611-ba32-31541977cd85~ Type=~http://schemas.octgn.org/picture~/&gt;" table:formula="of:=CONCATENATE(&quot; &lt;Relationship Target=~/cards/&quot;;[.D87];&quot;.jpg~ Id=~C&quot;;[.C87];&quot;~ Type=~http://schemas.octgn.org/picture~/&gt;&quot;)" table:style-name="ce1">
            <text:p><text:s/>&lt;Relationship Target=~/cards/ST_williewilcox.jpg~ Id=~C872cbca4-2b51-4611-ba32-31541977cd85~ Type=~http://schemas.octgn.org/picture~/&gt;</text:p>
          </table:table-cell>
          <table:table-cell office:value-type="string" table:style-name="ce1">
            <text:p>872cbca4-2b51-4611-ba32-31541977cd85</text:p>
          </table:table-cell>
          <table:table-cell office:value-type="string" table:style-name="ce1">
            <text:p>ST_williewilcox</text:p>
          </table:table-cell>
          <table:table-cell office:value-type="string" table:style-name="ce1">
            <text:p>Willie Wilcox</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Willie inflicts 2 extra Hits during Boarding Attacks.</text:p>
          </table:table-cell>
          <table:table-cell table:number-columns-repeated="16361"/>
        </table:table-row>
        <table:table-row table:style-name="ro2">
          <table:table-cell office:value-type="string" office:string-value="  &lt;card id=~e47c2cda-4d5e-4cb1-843c-4861dd41d5e6~ name=~Would Be Trader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e to produce 2 Influence. Your ship suffers 3 Hits.~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e47c2cda-4d5e-4cb1-843c-4861dd41d5e6~ name=~Would Be Trader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e to produce 2 Influence. Your ship suffers 3 Hits.~ /&gt;&lt;/card&gt;</text:p>
          </table:table-cell>
          <table:table-cell office:value-type="string" office:string-value=" &lt;Relationship Target=~/cards/ST_wouldbetraders.jpg~ Id=~Ce47c2cda-4d5e-4cb1-843c-4861dd41d5e6~ Type=~http://schemas.octgn.org/picture~/&gt;" table:formula="of:=CONCATENATE(&quot; &lt;Relationship Target=~/cards/&quot;;[.D88];&quot;.jpg~ Id=~C&quot;;[.C88];&quot;~ Type=~http://schemas.octgn.org/picture~/&gt;&quot;)" table:style-name="ce1">
            <text:p><text:s/>&lt;Relationship Target=~/cards/ST_wouldbetraders.jpg~ Id=~Ce47c2cda-4d5e-4cb1-843c-4861dd41d5e6~ Type=~http://schemas.octgn.org/picture~/&gt;</text:p>
          </table:table-cell>
          <table:table-cell office:value-type="string" table:style-name="ce1">
            <text:p>e47c2cda-4d5e-4cb1-843c-4861dd41d5e6</text:p>
          </table:table-cell>
          <table:table-cell office:value-type="string" table:style-name="ce1">
            <text:p>ST_wouldbetraders</text:p>
          </table:table-cell>
          <table:table-cell office:value-type="string" table:style-name="ce1">
            <text:p>Would Be Traders</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n influence cose to produce 2 Influence. Your ship suffers 3 Hits.</text:p>
          </table:table-cell>
          <table:table-cell table:number-columns-repeated="16361"/>
        </table:table-row>
        <table:table-row table:style-name="ro2">
          <table:table-cell office:value-type="string" office:string-value="  &lt;card id=~50e34385-1a9e-4e28-9396-5369a9b5f4f5~ name=~Wounded~&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absorb hits. That crew absorbs 3 extra hits, and this card attaches to the crew. This crew may not untack while Wounded is attached - discard Wounded instead.~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50e34385-1a9e-4e28-9396-5369a9b5f4f5~ name=~Wounded~&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absorb hits. That crew absorbs 3 extra hits, and this card attaches to the crew. This crew may not untack while Wounded is attached - discard Wounded instead.~ /&gt;&lt;/card&gt;</text:p>
          </table:table-cell>
          <table:table-cell office:value-type="string" office:string-value=" &lt;Relationship Target=~/cards/ST_wounded.jpg~ Id=~C50e34385-1a9e-4e28-9396-5369a9b5f4f5~ Type=~http://schemas.octgn.org/picture~/&gt;" table:formula="of:=CONCATENATE(&quot; &lt;Relationship Target=~/cards/&quot;;[.D89];&quot;.jpg~ Id=~C&quot;;[.C89];&quot;~ Type=~http://schemas.octgn.org/picture~/&gt;&quot;)" table:style-name="ce1">
            <text:p><text:s/>&lt;Relationship Target=~/cards/ST_wounded.jpg~ Id=~C50e34385-1a9e-4e28-9396-5369a9b5f4f5~ Type=~http://schemas.octgn.org/picture~/&gt;</text:p>
          </table:table-cell>
          <table:table-cell office:value-type="string" table:style-name="ce1">
            <text:p>50e34385-1a9e-4e28-9396-5369a9b5f4f5</text:p>
          </table:table-cell>
          <table:table-cell office:value-type="string" table:style-name="ce1">
            <text:p>ST_wounded</text:p>
          </table:table-cell>
          <table:table-cell office:value-type="string" table:style-name="ce1">
            <text:p>Wounded</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tacking a crew to absorb hits. That crew absorbs 3 extra hits, and this card attaches to the crew. This crew may not untack while Wounded is attached - discard Wounded instead.</text:p>
          </table:table-cell>
          <table:table-cell table:number-columns-repeated="16361"/>
        </table:table-row>
        <table:table-row table:number-rows-repeated="1048487" table:style-name="ro3">
          <table:table-cell table:number-columns-repeated="16384"/>
        </table:table-row>
      </table:table>
      <table:table table:name="Sheet2" table:style-name="ta1">
        <table:table-column table:style-name="co4" table:default-cell-style-name="ce1"/>
        <table:table-column table:style-name="co5" table:number-columns-repeated="16383" table:default-cell-style-name="ce1"/>
        <table:table-row table:number-rows-repeated="1048576" table:style-name="ro3">
          <table:table-cell table:number-columns-repeated="16384"/>
        </table:table-row>
      </table:table>
      <table:table table:name="Sheet3" table:style-name="ta1">
        <table:table-column table:style-name="co4" table:default-cell-style-name="ce1"/>
        <table:table-column table:style-name="co5"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Konstantine </meta:initial-creator>
    <dc:creator>Stephen Skilton</dc:creator>
    <meta:creation-date>2011-06-24T23:44:30Z</meta:creation-date>
    <dc:date>2020-12-12T03:09:50Z</dc:date>
    <meta:editing-cycles>21</meta:editing-cycles>
    <meta:editing-duration>PT11862S</meta:editing-duration>
    <meta:user-defined meta:name="Info 1"/>
    <meta:user-defined meta:name="Info 2"/>
    <meta:user-defined meta:name="Info 3"/>
    <meta:user-defined meta:name="Info 4"/>
  </office:meta>
</office:document-meta>
</file>